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Monospace" svg:font-family="Monospace" style:font-pitch="fixed"/>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ffffff" fo:padding="0.101cm" fo:border="none">
        <style:background-image/>
      </style:table-cell-properties>
    </style:style>
    <style:style style:name="Tableau12.2" style:family="table-row">
      <style:table-row-properties style:min-row-height="2.401cm"/>
    </style:style>
    <style:style style:name="Tableau12.A2" style:family="table-cell">
      <style:table-cell-properties style:vertical-align="middle" fo:background-color="transparent" fo:padding="0.101cm" fo:border="none">
        <style:background-image/>
      </style:table-cell-properties>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2" style:family="table">
      <style:table-properties style:width="17.403cm" table:align="margins" style:writing-mode="page"/>
    </style:style>
    <style:style style:name="Tableau2.A" style:family="table-column">
      <style:table-column-properties style:column-width="3.965cm" style:rel-column-width="14932*"/>
    </style:style>
    <style:style style:name="Tableau2.B" style:family="table-column">
      <style:table-column-properties style:column-width="3.441cm" style:rel-column-width="12960*"/>
    </style:style>
    <style:style style:name="Tableau2.C" style:family="table-column">
      <style:table-column-properties style:column-width="9.996cm" style:rel-column-width="37643*"/>
    </style:style>
    <style:style style:name="Tableau2.A1" style:family="table-cell">
      <style:table-cell-properties fo:background-color="#555555"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555555"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fo:language="fr" fo:country="FR" fo:font-weight="bold" style:font-size-asian="10pt" style:font-weight-asian="bold" style:font-size-complex="10pt" style:font-weight-complex="bold"/>
    </style:style>
    <style:style style:name="P2" style:family="paragraph" style:parent-style-name="Standard">
      <style:text-properties fo:font-size="6pt" fo:language="fr" fo:country="FR"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fo:language="fr" fo:country="FR" style:font-size-asian="5.25pt" style:font-size-complex="6pt"/>
    </style:style>
    <style:style style:name="P4" style:family="paragraph" style:parent-style-name="Standard">
      <style:text-properties fo:language="fr" fo:country="FR" officeooo:paragraph-rsid="00242b3f"/>
    </style:style>
    <style:style style:name="P5" style:family="paragraph" style:parent-style-name="Standard">
      <style:paragraph-properties fo:text-align="center" style:justify-single-word="false"/>
      <style:text-properties fo:language="fr" fo:country="FR"/>
    </style:style>
    <style:style style:name="P6" style:family="paragraph" style:parent-style-name="Standard">
      <style:paragraph-properties fo:text-align="end" style:justify-single-word="false"/>
      <style:text-properties fo:language="fr" fo:country="FR" fo:font-weight="bold" style:font-weight-asian="bold" style:font-weight-complex="bold"/>
    </style:style>
    <style:style style:name="P7" style:family="paragraph" style:parent-style-name="Standard">
      <style:paragraph-properties fo:text-align="end" style:justify-single-word="false"/>
      <style:text-properties fo:language="fr" fo:country="FR"/>
    </style:style>
    <style:style style:name="P8" style:family="paragraph" style:parent-style-name="Standard">
      <style:paragraph-properties fo:text-align="end" style:justify-single-word="false"/>
      <style:text-properties fo:language="fr" fo:country="FR" fo:font-style="italic" officeooo:rsid="0018d236" officeooo:paragraph-rsid="0018d236" style:font-style-asian="italic" style:font-style-complex="italic"/>
    </style:style>
    <style:style style:name="P9" style:family="paragraph" style:parent-style-name="Standard">
      <style:text-properties fo:language="fr" fo:country="FR" officeooo:rsid="003dcc4a" officeooo:paragraph-rsid="003dcc4a"/>
    </style:style>
    <style:style style:name="P10" style:family="paragraph" style:parent-style-name="Standard">
      <style:text-properties fo:font-size="2pt" fo:language="fr" fo:country="FR" officeooo:paragraph-rsid="00242b3f" style:font-size-asian="1.75pt" style:font-size-complex="2pt"/>
    </style:style>
    <style:style style:name="P11" style:family="paragraph" style:parent-style-name="Standard">
      <style:paragraph-properties fo:text-align="center" style:justify-single-word="false" style:text-autospace="none"/>
      <style:text-properties style:use-window-font-color="true" style:font-name="Harabara1" fo:font-size="14pt" fo:language="fr" fo:country="FR" fo:font-style="normal" style:font-name-asian="Unknown" style:font-size-asian="14pt" style:font-style-asian="normal" style:font-name-complex="Unknown" style:font-size-complex="14pt" style:font-style-complex="normal"/>
    </style:style>
    <style:style style:name="P12" style:family="paragraph" style:parent-style-name="Standard">
      <style:paragraph-properties fo:text-align="center" style:justify-single-word="false"/>
      <style:text-properties fo:font-size="20pt" fo:language="fr" fo:country="FR" fo:font-weight="bold" style:font-size-asian="20pt" style:font-weight-asian="bold" style:font-size-complex="20pt" style:font-weight-complex="bold"/>
    </style:style>
    <style:style style:name="P13" style:family="paragraph" style:parent-style-name="Standard">
      <style:paragraph-properties fo:text-align="center" style:justify-single-word="false"/>
      <style:text-properties fo:font-size="20pt" fo:language="fr" fo:country="FR" fo:font-weight="bold" fo:background-color="transparent" style:font-size-asian="20pt" style:font-weight-asian="bold" style:font-size-complex="20pt" style:font-weight-complex="bold"/>
    </style:style>
    <style:style style:name="P14" style:family="paragraph" style:parent-style-name="Standard">
      <style:paragraph-properties fo:text-align="center" style:justify-single-word="false"/>
      <style:text-properties fo:font-size="14pt" fo:language="fr" fo:country="FR" style:font-size-asian="14pt" style:font-size-complex="14pt"/>
    </style:style>
    <style:style style:name="P15" style:family="paragraph" style:parent-style-name="Table_20_Contents">
      <style:paragraph-properties fo:text-align="center" style:justify-single-word="false"/>
      <style:text-properties fo:font-size="8pt" fo:language="fr" fo:country="FR" fo:font-weight="bold" style:font-size-asian="8pt" style:font-weight-asian="bold" style:font-size-complex="8pt" style:font-weight-complex="bold"/>
    </style:style>
    <style:style style:name="P16" style:family="paragraph" style:parent-style-name="Table_20_Contents">
      <style:paragraph-properties fo:text-align="center" style:justify-single-word="false"/>
      <style:text-properties fo:font-size="8pt" fo:language="fr" fo:country="FR" style:font-size-asian="8pt" style:font-size-complex="8pt"/>
    </style:style>
    <style:style style:name="P17" style:family="paragraph" style:parent-style-name="Table_20_Contents">
      <style:paragraph-properties fo:text-align="center" style:justify-single-word="false"/>
      <style:text-properties fo:font-size="8pt" fo:language="fr" fo:country="FR" fo:font-style="italic" style:font-size-asian="8pt" style:font-style-asian="italic" style:font-size-complex="8pt" style:font-style-complex="italic"/>
    </style:style>
    <style:style style:name="P18" style:family="paragraph" style:parent-style-name="Table_20_Contents">
      <style:text-properties fo:font-size="7pt" fo:language="fr" fo:country="FR" style:font-size-asian="7pt" style:font-size-complex="7pt"/>
    </style:style>
    <style:style style:name="P19" style:family="paragraph" style:parent-style-name="Table_20_Contents">
      <style:paragraph-properties fo:text-align="center" style:justify-single-word="false"/>
      <style:text-properties style:font-name="DejaVu Sans2" fo:font-size="10pt" fo:language="fr" fo:country="FR" fo:font-weight="bold" style:font-size-asian="10pt" style:font-weight-asian="bold" style:font-size-complex="10pt" style:font-weight-complex="bold"/>
    </style:style>
    <style:style style:name="P20" style:family="paragraph" style:parent-style-name="Table_20_Contents">
      <style:text-properties style:font-name="DejaVu Sans2" fo:font-size="10pt" fo:language="fr" fo:country="FR" style:font-size-asian="10pt" style:font-size-complex="10pt"/>
    </style:style>
    <style:style style:name="P21" style:family="paragraph" style:parent-style-name="Table_20_Contents">
      <style:paragraph-properties fo:text-align="center" style:justify-single-word="false"/>
      <style:text-properties style:font-name="DejaVu Sans2" fo:font-size="10pt" fo:language="fr" fo:country="FR" style:font-size-asian="10pt" style:font-size-complex="10pt"/>
    </style:style>
    <style:style style:name="P22" style:family="paragraph" style:parent-style-name="Table_20_Contents">
      <style:text-properties fo:language="fr" fo:country="FR"/>
    </style:style>
    <style:style style:name="P23" style:family="paragraph" style:parent-style-name="Table_20_Contents">
      <style:paragraph-properties fo:text-align="center" style:justify-single-word="false"/>
      <style:text-properties fo:language="fr" fo:country="FR"/>
    </style:style>
    <style:style style:name="P24" style:family="paragraph" style:parent-style-name="Table_20_Contents">
      <style:paragraph-properties fo:text-align="center" style:justify-single-word="false"/>
      <style:text-properties fo:language="fr" fo:country="FR" officeooo:paragraph-rsid="0032d14d"/>
    </style:style>
    <style:style style:name="P25" style:family="paragraph" style:parent-style-name="Table_20_Contents">
      <style:paragraph-properties fo:text-align="center" style:justify-single-word="false"/>
      <style:text-properties fo:language="fr" fo:country="FR" officeooo:rsid="0035e4a1" officeooo:paragraph-rsid="0035e4a1"/>
    </style:style>
    <style:style style:name="P26" style:family="paragraph" style:parent-style-name="Table_20_Contents">
      <style:paragraph-properties fo:text-align="justify" style:justify-single-word="false"/>
      <style:text-properties fo:language="fr" fo:country="FR"/>
    </style:style>
    <style:style style:name="P27" style:family="paragraph" style:parent-style-name="Table_20_Contents">
      <style:paragraph-properties fo:text-align="justify" style:justify-single-word="false"/>
      <style:text-properties fo:language="fr" fo:country="FR" officeooo:paragraph-rsid="0032d14d"/>
    </style:style>
    <style:style style:name="P28" style:family="paragraph" style:parent-style-name="Table_20_Contents">
      <style:paragraph-properties fo:text-align="justify" style:justify-single-word="false"/>
      <style:text-properties fo:language="fr" fo:country="FR" fo:font-weight="bold" style:font-weight-asian="bold" style:font-weight-complex="bold"/>
    </style:style>
    <style:style style:name="P29" style:family="paragraph" style:parent-style-name="Table_20_Contents">
      <style:paragraph-properties fo:text-align="center" style:justify-single-word="false"/>
      <style:text-properties fo:language="fr" fo:country="FR" officeooo:rsid="006c67ee" officeooo:paragraph-rsid="006c67ee"/>
    </style:style>
    <style:style style:name="P30" style:family="paragraph" style:parent-style-name="Frame_20_contents">
      <style:paragraph-properties fo:text-align="end" style:justify-single-word="false"/>
      <style:text-properties fo:language="fr" fo:country="FR" officeooo:paragraph-rsid="00242b3f"/>
    </style:style>
    <style:style style:name="P31" style:family="paragraph" style:parent-style-name="Header">
      <style:text-properties fo:language="fr" fo:country="FR"/>
    </style:style>
    <style:style style:name="P3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language="fr" fo:country="FR" fo:font-style="normal" fo:font-weight="bold" officeooo:rsid="00198a10" officeooo:paragraph-rsid="00242b3f" style:font-size-asian="10pt" style:font-style-asian="normal" style:font-size-complex="10pt" style:font-style-complex="normal"/>
    </style:style>
    <style:style style:name="P33"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officeooo:rsid="001e75b9" officeooo:paragraph-rsid="00242b3f" style:font-size-asian="9pt" style:font-style-asian="normal" style:font-size-complex="9pt" style:font-style-complex="normal"/>
    </style:style>
    <style:style style:name="P34"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paragraph-rsid="00242b3f" style:font-size-asian="9pt" style:font-style-asian="normal" style:font-weight-asian="normal" style:font-size-complex="9pt" style:font-style-complex="normal" style:font-weight-complex="normal"/>
    </style:style>
    <style:style style:name="P35"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language="fr" fo:country="FR" fo:font-style="normal" officeooo:paragraph-rsid="00242b3f" style:font-size-asian="8pt" style:font-style-asian="normal" style:font-size-complex="8pt" style:font-style-complex="normal"/>
    </style:style>
    <style:style style:name="P36" style:family="paragraph" style:parent-style-name="Text_20_body">
      <style:text-properties fo:language="fr" fo:country="FR"/>
    </style:style>
    <style:style style:name="P37" style:family="paragraph" style:parent-style-name="Text_20_body">
      <style:text-properties fo:language="fr" fo:country="FR" officeooo:rsid="0032e14d" officeooo:paragraph-rsid="0032e14d"/>
    </style:style>
    <style:style style:name="P38" style:family="paragraph" style:parent-style-name="Text_20_body">
      <style:text-properties fo:language="fr" fo:country="FR" officeooo:paragraph-rsid="0032d14d"/>
    </style:style>
    <style:style style:name="P39" style:family="paragraph" style:parent-style-name="Text_20_body">
      <style:text-properties fo:language="fr" fo:country="FR" officeooo:rsid="003466f6" officeooo:paragraph-rsid="003466f6"/>
    </style:style>
    <style:style style:name="P40" style:family="paragraph" style:parent-style-name="Text_20_body">
      <style:text-properties fo:language="fr" fo:country="FR" officeooo:paragraph-rsid="00453a37"/>
    </style:style>
    <style:style style:name="P41" style:family="paragraph" style:parent-style-name="Text_20_body">
      <style:text-properties fo:language="fr" fo:country="FR" officeooo:rsid="003b1bfb" officeooo:paragraph-rsid="003b1bfb"/>
    </style:style>
    <style:style style:name="P42" style:family="paragraph" style:parent-style-name="Text_20_body">
      <style:text-properties fo:language="fr" fo:country="FR" officeooo:rsid="003b1bfb" officeooo:paragraph-rsid="00453a37"/>
    </style:style>
    <style:style style:name="P43" style:family="paragraph" style:parent-style-name="Text_20_body">
      <style:paragraph-properties fo:text-align="justify" style:justify-single-word="false"/>
      <style:text-properties fo:language="fr" fo:country="FR" officeooo:paragraph-rsid="0032d14d"/>
    </style:style>
    <style:style style:name="P44" style:family="paragraph" style:parent-style-name="Text_20_body">
      <style:text-properties fo:language="fr" fo:country="FR" officeooo:paragraph-rsid="0043723c"/>
    </style:style>
    <style:style style:name="P45" style:family="paragraph" style:parent-style-name="Text_20_body">
      <style:text-properties fo:language="fr" fo:country="FR" officeooo:rsid="003b8f9a" officeooo:paragraph-rsid="003b8f9a"/>
    </style:style>
    <style:style style:name="P46" style:family="paragraph" style:parent-style-name="Text_20_body">
      <style:text-properties fo:language="fr" fo:country="FR" officeooo:rsid="004a562f" officeooo:paragraph-rsid="004a562f"/>
    </style:style>
    <style:style style:name="P47" style:family="paragraph" style:parent-style-name="Text_20_body">
      <style:text-properties fo:language="fr" fo:country="FR" officeooo:rsid="004a562f" officeooo:paragraph-rsid="004a562f" fo:background-color="transparent"/>
    </style:style>
    <style:style style:name="P48" style:family="paragraph" style:parent-style-name="Text_20_body">
      <style:paragraph-properties fo:text-align="start" style:justify-single-word="false"/>
      <style:text-properties fo:language="fr" fo:country="FR" officeooo:rsid="0053cecb" officeooo:paragraph-rsid="005b1a5a" fo:background-color="transparent"/>
    </style:style>
    <style:style style:name="P49" style:family="paragraph" style:parent-style-name="Text_20_body">
      <style:text-properties fo:language="fr" fo:country="FR" officeooo:rsid="00553e3f" officeooo:paragraph-rsid="00553e3f"/>
    </style:style>
    <style:style style:name="P50" style:family="paragraph" style:parent-style-name="Text_20_body">
      <style:paragraph-properties fo:text-align="start" style:justify-single-word="false"/>
      <style:text-properties fo:language="fr" fo:country="FR" officeooo:rsid="0053cecb" officeooo:paragraph-rsid="0053cecb"/>
    </style:style>
    <style:style style:name="P51" style:family="paragraph" style:parent-style-name="Text_20_body">
      <style:paragraph-properties fo:text-align="justify" style:justify-single-word="false"/>
      <style:text-properties fo:language="fr" fo:country="FR" officeooo:rsid="005a4200" officeooo:paragraph-rsid="005a4200"/>
    </style:style>
    <style:style style:name="P52" style:family="paragraph" style:parent-style-name="Text_20_body">
      <style:paragraph-properties fo:text-align="start" style:justify-single-word="false"/>
      <style:text-properties fo:language="fr" fo:country="FR" officeooo:rsid="005a4200" officeooo:paragraph-rsid="005a4200"/>
    </style:style>
    <style:style style:name="P53" style:family="paragraph" style:parent-style-name="Text_20_body">
      <style:text-properties fo:language="fr" fo:country="FR" officeooo:rsid="005c00f0" officeooo:paragraph-rsid="005c00f0"/>
    </style:style>
    <style:style style:name="P54" style:family="paragraph" style:parent-style-name="Text_20_body">
      <style:text-properties fo:language="fr" fo:country="FR" officeooo:rsid="005e9b1e" officeooo:paragraph-rsid="005e9b1e"/>
    </style:style>
    <style:style style:name="P55" style:family="paragraph" style:parent-style-name="Text_20_body">
      <style:paragraph-properties fo:text-align="center" style:justify-single-word="false"/>
      <style:text-properties style:font-name="DejaVu Sans1" fo:font-size="10pt" fo:language="fr" fo:country="FR" style:font-size-asian="10pt" style:font-size-complex="10pt"/>
    </style:style>
    <style:style style:name="P56" style:family="paragraph" style:parent-style-name="Text_20_body">
      <style:text-properties fo:color="#000000" style:font-name="Monospace" fo:font-size="9pt" fo:language="fr" fo:country="FR" style:font-name-asian="Monospace" style:font-size-asian="9pt" style:font-name-complex="Monospace" style:font-size-complex="9pt"/>
    </style:style>
    <style:style style:name="P57" style:family="paragraph" style:parent-style-name="Text_20_body">
      <style:text-properties officeooo:rsid="004cdfbe" officeooo:paragraph-rsid="004cdfbe"/>
    </style:style>
    <style:style style:name="P58" style:family="paragraph" style:parent-style-name="Text_20_body">
      <style:text-properties officeooo:rsid="0050b714" officeooo:paragraph-rsid="0050b714"/>
    </style:style>
    <style:style style:name="P59" style:family="paragraph" style:parent-style-name="Text_20_body">
      <style:text-properties officeooo:paragraph-rsid="00602320"/>
    </style:style>
    <style:style style:name="P60" style:family="paragraph" style:parent-style-name="Text_20_body">
      <style:text-properties officeooo:rsid="006319f5" officeooo:paragraph-rsid="006319f5"/>
    </style:style>
    <style:style style:name="P61" style:family="paragraph" style:parent-style-name="Text_20_body">
      <style:text-properties officeooo:rsid="0064b437" officeooo:paragraph-rsid="0064b437"/>
    </style:style>
    <style:style style:name="P62" style:family="paragraph" style:parent-style-name="Text_20_body">
      <style:paragraph-properties fo:text-align="start" style:justify-single-word="false"/>
      <style:text-properties officeooo:rsid="0064b437" officeooo:paragraph-rsid="0064b437"/>
    </style:style>
    <style:style style:name="P63" style:family="paragraph" style:parent-style-name="Text_20_body">
      <style:text-properties officeooo:rsid="0065ca76" officeooo:paragraph-rsid="0065ca76"/>
    </style:style>
    <style:style style:name="P64" style:family="paragraph" style:parent-style-name="Text_20_body">
      <style:text-properties officeooo:rsid="0065d79d" officeooo:paragraph-rsid="0065d79d"/>
    </style:style>
    <style:style style:name="P65" style:family="paragraph" style:parent-style-name="Text_20_body">
      <style:paragraph-properties fo:text-align="start" style:justify-single-word="false"/>
      <style:text-properties officeooo:rsid="006137f3" officeooo:paragraph-rsid="006137f3"/>
    </style:style>
    <style:style style:name="P66" style:family="paragraph" style:parent-style-name="Standard">
      <style:paragraph-properties fo:break-before="page"/>
      <style:text-properties fo:language="fr" fo:country="FR"/>
    </style:style>
    <style:style style:name="P67" style:family="paragraph" style:parent-style-name="Tableau_20_entête">
      <style:text-properties fo:language="fr" fo:country="FR"/>
    </style:style>
    <style:style style:name="P68" style:family="paragraph" style:parent-style-name="Tableau_20_entête">
      <style:paragraph-properties fo:text-align="center" style:justify-single-word="false"/>
      <style:text-properties fo:language="fr" fo:country="FR"/>
    </style:style>
    <style:style style:name="P69" style:family="paragraph" style:parent-style-name="Balise">
      <style:text-properties style:use-window-font-color="true" fo:language="fr" fo:country="FR"/>
    </style:style>
    <style:style style:name="P70" style:family="paragraph" style:parent-style-name="Code">
      <style:text-properties style:font-name="DejaVu Sans1" fo:font-size="10pt" fo:language="fr" fo:country="FR" style:font-size-asian="10pt" style:font-size-complex="10pt"/>
    </style:style>
    <style:style style:name="P71" style:family="paragraph" style:parent-style-name="Text_20_body">
      <style:paragraph-properties fo:padding="0.049cm" fo:border="0.06pt solid #000000" style:shadow="none"/>
      <style:text-properties fo:language="fr" fo:country="FR" fo:font-weight="bold" officeooo:rsid="0040009e" officeooo:paragraph-rsid="0040009e" style:font-weight-asian="bold" style:font-weight-complex="bold"/>
    </style:style>
    <style:style style:name="P72" style:family="paragraph" style:parent-style-name="Text_20_body">
      <style:paragraph-properties fo:padding="0.049cm" fo:border="0.06pt solid #000000" style:shadow="none"/>
      <style:text-properties fo:language="fr" fo:country="FR" fo:font-weight="bold" officeooo:paragraph-rsid="0032d14d" style:font-weight-asian="bold" style:font-weight-complex="bold"/>
    </style:style>
    <style:style style:name="P73" style:family="paragraph" style:parent-style-name="Text_20_body">
      <style:text-properties fo:language="fr" fo:country="FR"/>
    </style:style>
    <style:style style:name="P74" style:family="paragraph" style:parent-style-name="Text_20_body" style:list-style-name="L2">
      <style:text-properties fo:language="fr" fo:country="FR"/>
    </style:style>
    <style:style style:name="P75" style:family="paragraph" style:parent-style-name="Text_20_body" style:list-style-name="L2">
      <style:text-properties fo:language="fr" fo:country="FR" officeooo:rsid="006e50f1" officeooo:paragraph-rsid="006e50f1"/>
    </style:style>
    <style:style style:name="P76" style:family="paragraph" style:parent-style-name="Text_20_body" style:list-style-name="L3">
      <style:text-properties fo:language="fr" fo:country="FR" officeooo:rsid="004a562f" officeooo:paragraph-rsid="004a562f" fo:background-color="transparent"/>
    </style:style>
    <style:style style:name="P77" style:family="paragraph" style:parent-style-name="Text_20_body" style:list-style-name="L10">
      <style:text-properties fo:language="fr" fo:country="FR" officeooo:rsid="003a729b" fo:background-color="transparent"/>
    </style:style>
    <style:style style:name="P78" style:family="paragraph" style:parent-style-name="Text_20_body" style:list-style-name="L10">
      <style:text-properties fo:language="fr" fo:country="FR" fo:background-color="transparent"/>
    </style:style>
    <style:style style:name="P79" style:family="paragraph" style:parent-style-name="Text_20_body">
      <style:paragraph-properties fo:text-align="start" style:justify-single-word="false"/>
      <style:text-properties fo:language="fr" fo:country="FR" officeooo:rsid="0053cecb" officeooo:paragraph-rsid="005b1a5a" fo:background-color="transparent"/>
    </style:style>
    <style:style style:name="P80" style:family="paragraph" style:parent-style-name="Text_20_body" style:list-style-name="L5">
      <style:paragraph-properties fo:text-align="start" style:justify-single-word="false"/>
      <style:text-properties fo:language="fr" fo:country="FR" officeooo:rsid="005a4200" officeooo:paragraph-rsid="005a4200"/>
    </style:style>
    <style:style style:name="P81" style:family="paragraph" style:parent-style-name="Text_20_body" style:list-style-name="L6">
      <style:paragraph-properties fo:text-align="start" style:justify-single-word="false"/>
      <style:text-properties fo:language="fr" fo:country="FR" officeooo:rsid="005643a4" officeooo:paragraph-rsid="005643a4"/>
    </style:style>
    <style:style style:name="P82" style:family="paragraph" style:parent-style-name="Text_20_body" style:list-style-name="L6">
      <style:paragraph-properties fo:text-align="start" style:justify-single-word="false"/>
      <style:text-properties fo:language="fr" fo:country="FR" officeooo:rsid="005643a4" officeooo:paragraph-rsid="0074e63d"/>
    </style:style>
    <style:style style:name="P83" style:family="paragraph" style:parent-style-name="Text_20_body" style:list-style-name="L7">
      <style:text-properties fo:language="fr" fo:country="FR"/>
    </style:style>
    <style:style style:name="P84" style:family="paragraph" style:parent-style-name="Text_20_body" style:list-style-name="L7">
      <style:text-properties fo:language="fr" fo:country="FR" officeooo:rsid="005e9b1e" officeooo:paragraph-rsid="005e9b1e"/>
    </style:style>
    <style:style style:name="P85" style:family="paragraph" style:parent-style-name="Text_20_body" style:list-style-name="L10">
      <style:text-properties fo:language="fr" fo:country="FR"/>
    </style:style>
    <style:style style:name="P86" style:family="paragraph" style:parent-style-name="Text_20_body" style:list-style-name="L11">
      <style:text-properties fo:language="fr" fo:country="FR"/>
    </style:style>
    <style:style style:name="P87" style:family="paragraph" style:parent-style-name="Text_20_body" style:list-style-name="L3">
      <style:text-properties officeooo:rsid="004a562f" officeooo:paragraph-rsid="004a562f"/>
    </style:style>
    <style:style style:name="P88" style:family="paragraph" style:parent-style-name="Text_20_body" style:list-style-name="L3">
      <style:text-properties officeooo:rsid="0050b714" officeooo:paragraph-rsid="0050b714"/>
    </style:style>
    <style:style style:name="P89" style:family="paragraph" style:parent-style-name="Text_20_body" style:list-style-name="L4">
      <style:text-properties officeooo:rsid="004ed65f" officeooo:paragraph-rsid="004ed65f"/>
    </style:style>
    <style:style style:name="P90" style:family="paragraph" style:parent-style-name="Text_20_body" style:list-style-name="L8">
      <style:text-properties officeooo:rsid="006137f3" officeooo:paragraph-rsid="006137f3"/>
    </style:style>
    <style:style style:name="P91" style:family="paragraph" style:parent-style-name="Text_20_body" style:list-style-name="L9">
      <style:text-properties officeooo:rsid="0064b437" officeooo:paragraph-rsid="0064b437"/>
    </style:style>
    <style:style style:name="P92" style:family="paragraph" style:parent-style-name="Text_20_body">
      <style:text-properties officeooo:rsid="0078d61e" officeooo:paragraph-rsid="0078d61e"/>
    </style:style>
    <style:style style:name="P93" style:family="paragraph" style:parent-style-name="Standard">
      <style:text-properties fo:color="#ff3333" fo:font-size="10pt" fo:language="fr" fo:country="FR" officeooo:rsid="003dcc4a" officeooo:paragraph-rsid="003dcc4a" style:font-size-asian="10pt" style:font-size-complex="10pt"/>
    </style:style>
    <style:style style:name="P94" style:family="paragraph" style:parent-style-name="Heading_20_1">
      <style:text-properties fo:language="fr" fo:country="FR"/>
    </style:style>
    <style:style style:name="P95" style:family="paragraph" style:parent-style-name="Heading_20_1">
      <style:text-properties fo:language="fr" fo:country="FR" officeooo:rsid="003b1bfb" officeooo:paragraph-rsid="003b1bfb"/>
    </style:style>
    <style:style style:name="P96" style:family="paragraph" style:parent-style-name="Heading_20_1">
      <style:text-properties fo:language="fr" fo:country="FR" officeooo:rsid="0040009e" officeooo:paragraph-rsid="0040009e"/>
    </style:style>
    <style:style style:name="P97" style:family="paragraph" style:parent-style-name="Heading_20_1">
      <style:paragraph-properties fo:break-before="page"/>
      <style:text-properties fo:color="#ffffff" fo:language="fr" fo:country="FR"/>
    </style:style>
    <style:style style:name="P98" style:family="paragraph" style:parent-style-name="Heading_20_4">
      <style:text-properties fo:language="fr" fo:country="FR"/>
    </style:style>
    <style:style style:name="P99" style:family="paragraph" style:parent-style-name="Heading_20_4">
      <style:text-properties fo:language="fr" fo:country="FR" officeooo:paragraph-rsid="0012207d"/>
    </style:style>
    <style:style style:name="P100" style:family="paragraph" style:parent-style-name="Heading_20_4">
      <style:text-properties fo:language="fr" fo:country="FR" officeooo:paragraph-rsid="00453a37"/>
    </style:style>
    <style:style style:name="P101" style:family="paragraph" style:parent-style-name="Heading_20_4">
      <style:text-properties officeooo:rsid="004cdfbe" officeooo:paragraph-rsid="004cdfbe"/>
    </style:style>
    <style:style style:name="P102" style:family="paragraph" style:parent-style-name="Heading_20_4">
      <style:text-properties officeooo:rsid="0050b714" officeooo:paragraph-rsid="0050b714"/>
    </style:style>
    <style:style style:name="P103" style:family="paragraph" style:parent-style-name="Contents_20_1">
      <style:paragraph-properties>
        <style:tab-stops>
          <style:tab-stop style:position="17.403cm" style:type="right" style:leader-style="dotted" style:leader-text="."/>
        </style:tab-stops>
      </style:paragraph-properties>
    </style:style>
    <style:style style:name="P104" style:family="paragraph" style:parent-style-name="Contents_20_3">
      <style:paragraph-properties>
        <style:tab-stops>
          <style:tab-stop style:position="16.404cm" style:type="right" style:leader-style="dotted" style:leader-text="."/>
        </style:tab-stops>
      </style:paragraph-properties>
    </style:style>
    <style:style style:name="P105" style:family="paragraph" style:parent-style-name="Contents_20_2">
      <style:paragraph-properties>
        <style:tab-stops>
          <style:tab-stop style:position="16.903cm" style:type="right" style:leader-style="dotted" style:leader-text="."/>
        </style:tab-stops>
      </style:paragraph-properties>
    </style:style>
    <style:style style:name="P106" style:family="paragraph" style:parent-style-name="Heading_20_2">
      <style:text-properties fo:language="fr" fo:country="FR"/>
    </style:style>
    <style:style style:name="P107" style:family="paragraph" style:parent-style-name="Heading_20_2">
      <style:text-properties fo:language="fr" fo:country="FR" officeooo:paragraph-rsid="003b8f9a"/>
    </style:style>
    <style:style style:name="P108" style:family="paragraph" style:parent-style-name="Heading_20_2">
      <style:paragraph-properties fo:break-before="page"/>
      <style:text-properties fo:language="fr" fo:country="FR" officeooo:paragraph-rsid="0043723c"/>
    </style:style>
    <style:style style:name="P109" style:family="paragraph" style:parent-style-name="Heading_20_3">
      <style:text-properties fo:language="fr" fo:country="FR"/>
    </style:style>
    <style:style style:name="P110" style:family="paragraph" style:parent-style-name="Heading_20_3">
      <style:text-properties fo:language="fr" fo:country="FR" officeooo:rsid="005e9b1e" officeooo:paragraph-rsid="005e9b1e"/>
    </style:style>
    <style:style style:name="P111" style:family="paragraph" style:parent-style-name="Heading_20_3">
      <style:text-properties fo:language="fr" fo:country="FR" officeooo:rsid="00453a37" officeooo:paragraph-rsid="00453a37"/>
    </style:style>
    <style:style style:name="P112" style:family="paragraph" style:parent-style-name="Heading_20_3">
      <style:text-properties fo:language="fr" fo:country="FR" officeooo:paragraph-rsid="0032d14d"/>
    </style:style>
    <style:style style:name="P113" style:family="paragraph" style:parent-style-name="Heading_20_3">
      <style:text-properties fo:language="fr" fo:country="FR" officeooo:paragraph-rsid="00453a37"/>
    </style:style>
    <style:style style:name="P114" style:family="paragraph" style:parent-style-name="Heading_20_3">
      <style:text-properties officeooo:rsid="00602320" officeooo:paragraph-rsid="00602320"/>
    </style:style>
    <style:style style:name="P115" style:family="paragraph" style:parent-style-name="Heading_20_3">
      <style:text-properties officeooo:paragraph-rsid="0065ca76"/>
    </style:style>
    <style:style style:name="P116" style:family="paragraph" style:parent-style-name="Contents_20_4">
      <style:paragraph-properties>
        <style:tab-stops>
          <style:tab-stop style:position="15.905cm" style:type="right" style:leader-style="dotted" style:leader-text="."/>
        </style:tab-stops>
      </style:paragraph-properties>
    </style:style>
    <style:style style:name="P117" style:family="paragraph">
      <loext:graphic-properties draw:fill="solid" draw:fill-color="#dddddd"/>
      <style:text-properties fo:color="#333333"/>
    </style:style>
    <style:style style:name="P118" style:family="paragraph">
      <loext:graphic-properties draw:fill="solid" draw:fill-color="#dddddd"/>
      <style:text-properties fo:color="#333333" fo:font-size="10pt" style:font-size-asian="10pt" style:font-size-complex="10pt"/>
    </style:style>
    <style:style style:name="P119" style:family="paragraph">
      <style:text-properties fo:font-size="9pt" style:font-size-asian="9pt" style:font-size-complex="9pt"/>
    </style:style>
    <style:style style:name="P120" style:family="paragraph">
      <loext:graphic-properties draw:fill="solid" draw:fill-color="#dddddd"/>
      <style:text-properties fo:color="#333333" fo:font-size="9pt" style:font-size-asian="9pt" style:font-size-complex="9pt"/>
    </style:style>
    <style:style style:name="T1" style:family="text">
      <style:text-properties fo:color="#363636" style:font-name="Open Sans Condensed Light" fo:font-size="9pt" fo:font-weight="normal" officeooo:rsid="001b7e3f" style:font-size-asian="9pt" style:font-weight-asian="normal" style:font-size-complex="9pt" style:font-weight-complex="normal"/>
    </style:style>
    <style:style style:name="T2" style:family="text">
      <style:text-properties fo:color="#363636" style:font-name="Open Sans Condensed Light" fo:font-size="9pt" fo:font-weight="normal" officeooo:rsid="0020a4c3" style:font-size-asian="9pt" style:font-weight-asian="normal" style:font-size-complex="9pt" style:font-weight-complex="normal"/>
    </style:style>
    <style:style style:name="T3" style:family="text">
      <style:text-properties officeooo:rsid="001b7e3f"/>
    </style:style>
    <style:style style:name="T4" style:family="text">
      <style:text-properties fo:color="#555555"/>
    </style:style>
    <style:style style:name="T5" style:family="text">
      <style:text-properties fo:color="#96bf3c"/>
    </style:style>
    <style:style style:name="T6" style:family="text">
      <style:text-properties fo:font-weight="bold" style:font-weight-asian="bold" style:font-weight-complex="bold"/>
    </style:style>
    <style:style style:name="T7" style:family="text">
      <style:text-properties fo:font-weight="bold" officeooo:rsid="00340628" style:font-weight-asian="bold" style:font-weight-complex="bold"/>
    </style:style>
    <style:style style:name="T8" style:family="text">
      <style:text-properties fo:font-weight="bold" officeooo:rsid="003a729b" style:font-weight-asian="bold" style:font-weight-complex="bold"/>
    </style:style>
    <style:style style:name="T9" style:family="text">
      <style:text-properties fo:font-weight="bold" officeooo:rsid="0043723c" style:font-weight-asian="bold" style:font-weight-complex="bold"/>
    </style:style>
    <style:style style:name="T10" style:family="text">
      <style:text-properties fo:background-color="transparent" loext:char-shading-value="0"/>
    </style:style>
    <style:style style:name="T11" style:family="text">
      <style:text-properties officeooo:rsid="003a729b" fo:background-color="transparent" loext:char-shading-value="0"/>
    </style:style>
    <style:style style:name="T12" style:family="text">
      <style:text-properties officeooo:rsid="00103c23"/>
    </style:style>
    <style:style style:name="T13" style:family="text">
      <style:text-properties officeooo:rsid="002e03b8"/>
    </style:style>
    <style:style style:name="T14" style:family="text">
      <style:text-properties officeooo:rsid="003138d3"/>
    </style:style>
    <style:style style:name="T15" style:family="text">
      <style:text-properties officeooo:rsid="003453eb"/>
    </style:style>
    <style:style style:name="T16" style:family="text">
      <style:text-properties officeooo:rsid="0035e4a1"/>
    </style:style>
    <style:style style:name="T17" style:family="text">
      <style:text-properties officeooo:rsid="003a729b"/>
    </style:style>
    <style:style style:name="T18" style:family="text">
      <style:text-properties officeooo:rsid="003b8f9a"/>
    </style:style>
    <style:style style:name="T19" style:family="text">
      <style:text-properties officeooo:rsid="0040ef49"/>
    </style:style>
    <style:style style:name="T20" style:family="text">
      <style:text-properties officeooo:rsid="0043723c"/>
    </style:style>
    <style:style style:name="T21" style:family="text">
      <style:text-properties officeooo:rsid="00453a37"/>
    </style:style>
    <style:style style:name="T22" style:family="text">
      <style:text-properties officeooo:rsid="0049c782"/>
    </style:style>
    <style:style style:name="T23" style:family="text">
      <style:text-properties fo:language="fr" fo:country="FR" fo:background-color="transparent" loext:char-shading-value="0"/>
    </style:style>
    <style:style style:name="T24" style:family="text">
      <style:text-properties fo:language="fr" fo:country="FR" officeooo:rsid="004bf8b7" fo:background-color="transparent" loext:char-shading-value="0"/>
    </style:style>
    <style:style style:name="T25" style:family="text">
      <style:text-properties fo:language="fr" fo:country="FR" officeooo:rsid="00774686" fo:background-color="transparent" loext:char-shading-value="0"/>
    </style:style>
    <style:style style:name="T26" style:family="text">
      <style:text-properties officeooo:rsid="004a562f"/>
    </style:style>
    <style:style style:name="T27" style:family="text">
      <style:text-properties officeooo:rsid="004ed65f"/>
    </style:style>
    <style:style style:name="T28" style:family="text">
      <style:text-properties officeooo:rsid="00553e3f"/>
    </style:style>
    <style:style style:name="T29" style:family="text">
      <style:text-properties officeooo:rsid="0055d923"/>
    </style:style>
    <style:style style:name="T30" style:family="text">
      <style:text-properties officeooo:rsid="005b1a5a"/>
    </style:style>
    <style:style style:name="T31" style:family="text">
      <style:text-properties officeooo:rsid="005c5dd2"/>
    </style:style>
    <style:style style:name="T32" style:family="text">
      <style:text-properties officeooo:rsid="005e9b1e"/>
    </style:style>
    <style:style style:name="T33" style:family="text">
      <style:text-properties officeooo:rsid="005ef683"/>
    </style:style>
    <style:style style:name="T34" style:family="text">
      <style:text-properties officeooo:rsid="0062cd13"/>
    </style:style>
    <style:style style:name="T35" style:family="text">
      <style:text-properties officeooo:rsid="0065ca76"/>
    </style:style>
    <style:style style:name="T36" style:family="text">
      <style:text-properties officeooo:rsid="006c67ee"/>
    </style:style>
    <style:style style:name="T37" style:family="text">
      <style:text-properties officeooo:rsid="007118d2"/>
    </style:style>
    <style:style style:name="T38" style:family="text">
      <style:text-properties style:text-underline-style="solid" style:text-underline-width="auto" style:text-underline-color="font-color" fo:font-weight="normal" style:font-weight-asian="normal" style:font-weight-complex="normal"/>
    </style:style>
    <style:style style:name="T39" style:family="text">
      <style:text-properties style:text-underline-style="solid" style:text-underline-width="auto" style:text-underline-color="font-color" fo:font-weight="normal" officeooo:rsid="007118d2" style:font-weight-asian="normal" style:font-weight-complex="normal"/>
    </style:style>
    <style:style style:name="T40" style:family="text">
      <style:text-properties style:text-underline-style="solid" style:text-underline-width="auto" style:text-underline-color="font-color" officeooo:rsid="0062cd13"/>
    </style:style>
    <style:style style:name="T41" style:family="text">
      <style:text-properties officeooo:rsid="0075387d"/>
    </style:style>
    <style:style style:name="T42" style:family="text">
      <style:text-properties officeooo:rsid="007729b6"/>
    </style:style>
    <style:style style:name="T43" style:family="text">
      <style:text-properties officeooo:rsid="00774686"/>
    </style:style>
    <style:style style:name="T44" style:family="text">
      <style:text-properties officeooo:rsid="0078d61e"/>
    </style:style>
    <style:style style:name="T45" style:family="text">
      <style:text-properties officeooo:rsid="00797f4c"/>
    </style:style>
    <style:style style:name="T46" style:family="text">
      <style:text-properties fo:color="#333333" style:font-name="Courier New" fo:font-weight="bold" style:font-weight-asian="bold" style:font-weight-complex="bold"/>
    </style:style>
    <style:style style:name="T47" style:family="text">
      <style:text-properties fo:color="#333333"/>
    </style:style>
    <style:style style:name="T48" style:family="text">
      <style:text-properties fo:color="#333333" style:font-name="Courier New" fo:font-size="10pt" fo:font-weight="bold" style:font-size-asian="10pt" style:font-weight-asian="bold" style:font-size-complex="10pt" style:font-weight-complex="bold"/>
    </style:style>
    <style:style style:name="T49" style:family="text">
      <style:text-properties fo:color="#333333" style:font-name="Courier New" fo:font-size="9pt" fo:font-weight="bold" style:font-size-asian="9pt" style:font-weight-asian="bold" style:font-size-complex="9pt"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dddddd" fo:min-height="9.125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dddddd" fo:min-height="4.343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18.821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19.073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2.282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13"><text:user-defined style:data-style-name="N0" text:name="Client">OpenclassRooms</text:user-defined></text:p>
            <text:p text:style-name="P12"/>
            <text:p text:style-name="P12"><text:user-defined style:data-style-name="N0" text:name="Projet">La place du marché</text:user-defined></text:p>
            <text:p text:style-name="P5"/>
            <text:p text:style-name="P14"><text:title>Dossier d'exploitation</text:title></text:p>
            <text:p text:style-name="P5"/>
            <text:p text:style-name="P5">Version <text:user-defined style:data-style-name="N0" text:name="Version">1.0</text:user-defined></text:p>
          </table:table-cell>
        </table:table-row>
        <table:table-row table:style-name="Tableau12.2">
          <table:table-cell table:style-name="Tableau12.A2" office:value-type="string">
            <text:p text:style-name="P6">Auteur</text:p>
            <text:p text:style-name="P7"><text:user-defined style:data-style-name="N0" text:name="Auteur">Yann</text:user-defined></text:p>
            <text:p text:style-name="P8"><text:user-defined style:data-style-name="N0" text:name="Auteur_Role">Etudiant développeur</text:user-defined></text:p>
          </table:table-cell>
        </table:table-row>
      </table:table>
      <text:p text:style-name="P93"/>
      <text:p text:style-name="P9"/>
      <text:p text:style-name="P6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03">1 - Versions<text:tab/>3</text:p>
          <text:p text:style-name="P103">2 - Introduction<text:tab/>4</text:p>
          <text:p text:style-name="P105">2.1 - Objet du document<text:tab/>4</text:p>
          <text:p text:style-name="P105">2.2 - Références<text:tab/>4</text:p>
          <text:p text:style-name="P103">3 - Pré-requis<text:tab/>5</text:p>
          <text:p text:style-name="P105">3.1 - Système<text:tab/>5</text:p>
          <text:p text:style-name="P104">3.1.1 - Serveur de Base de données<text:tab/>5</text:p>
          <text:p text:style-name="P116">3.1.1.1 - Caractéristiques techniques<text:tab/>5</text:p>
          <text:p text:style-name="P116">3.1.1.2 - Bases de données liées à un micro-service<text:tab/>5</text:p>
          <text:p text:style-name="P116">3.1.1.3 - Sécurité<text:tab/>5</text:p>
          <text:p text:style-name="P104">3.1.2 - Serveur Web<text:tab/>6</text:p>
          <text:p text:style-name="P116">3.1.2.1 - Caractéristiques techniques<text:tab/>6</text:p>
          <text:p text:style-name="P104">3.1.3 - Serveur de Fichiers<text:tab/>6</text:p>
          <text:p text:style-name="P105">3.2 - Bases de données<text:tab/>7</text:p>
          <text:p text:style-name="P103">4 - Procédure de déploiement<text:tab/>9</text:p>
          <text:p text:style-name="P105">4.1 - Déploiement des conteneurs<text:tab/>9</text:p>
          <text:p text:style-name="P104">4.1.1 - Bases de données<text:tab/>9</text:p>
          <text:p text:style-name="P104">4.1.2 - Micro-services<text:tab/>10</text:p>
          <text:p text:style-name="P104">4.1.3 - Intégration continue<text:tab/>11</text:p>
          <text:p text:style-name="P104">4.1.4 - Variables d'environnement<text:tab/>12</text:p>
          <text:p text:style-name="P104">4.1.5 - Configuration<text:tab/>12</text:p>
          <text:p text:style-name="P116">4.1.5.1 - Fichier xxx.yyy<text:tab/>12</text:p>
          <text:p text:style-name="P116">4.1.5.2 - Fichier zzz.ttt<text:tab/>12</text:p>
          <text:p text:style-name="P116">4.1.5.3 - Fichier ...<text:tab/>12</text:p>
          <text:p text:style-name="P104">4.1.6 - Ressources<text:tab/>12</text:p>
          <text:p text:style-name="P104">4.1.7 - Vérifications<text:tab/>13</text:p>
          <text:p text:style-name="P105">4.2 - Déploiement de l'Application Web<text:tab/>14</text:p>
          <text:p text:style-name="P104">4.2.1 - Artefacts<text:tab/>14</text:p>
          <text:p text:style-name="P104">4.2.2 - Environnement de l’application web<text:tab/>14</text:p>
          <text:p text:style-name="P116">4.2.2.1 - Variables d’environnement<text:tab/>14</text:p>
          <text:p text:style-name="P104">4.2.3 - Répertoire de configuration applicatif<text:tab/>14</text:p>
          <text:p text:style-name="P116">4.2.3.1 - Fichier xxx.yyy<text:tab/>14</text:p>
          <text:p text:style-name="P104">4.2.4 - DataSources<text:tab/>14</text:p>
          <text:p text:style-name="P104">4.2.5 - Ressources<text:tab/>14</text:p>
          <text:p text:style-name="P104">4.2.6 - Vérifications<text:tab/>15</text:p>
          <text:p text:style-name="P103">5 - Procédure de démarrage / arrêt<text:tab/>16</text:p>
          <text:p text:style-name="P105">5.1 - Base de données<text:tab/>16</text:p>
          <text:p text:style-name="P105">5.2 - Batches<text:tab/>16</text:p>
          <text:p text:style-name="P105">5.3 - Application web<text:tab/>16</text:p>
          <text:p text:style-name="P103">6 - Procédure de mise à jour<text:tab/>17</text:p>
          <text:p text:style-name="P105">6.1 - Base de données<text:tab/>17</text:p>
          <text:p text:style-name="P105">6.2 - Batches<text:tab/>17</text:p>
          <text:p text:style-name="P105">6.3 - Application web<text:tab/>17</text:p>
          <text:p text:style-name="P103">7 - Supervision/Monitoring<text:tab/>18</text:p>
          <text:p text:style-name="P105">7.1 - Supervision de l’application web<text:tab/>18</text:p>
          <text:p text:style-name="P103">8 - Procédure de sauvegarde et restauration<text:tab/>19</text:p>
          <text:p text:style-name="P103">9 - Glossaire<text:tab/>20</text:p>
        </text:index-body>
      </text:table-of-content>
      <text:p text:style-name="P69"/>
      <text:p text:style-name="P69"/>
      <text:h text:style-name="P97" text:outline-level="1">Versions</text:h>
      <text:p text:style-name="P36"/>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68">Auteur</text:p>
          </table:table-cell>
          <table:table-cell table:style-name="Tableau7.A1" office:value-type="string">
            <text:p text:style-name="P68">Date</text:p>
          </table:table-cell>
          <table:table-cell table:style-name="Tableau7.A1" office:value-type="string">
            <text:p text:style-name="P67">Description</text:p>
          </table:table-cell>
          <table:table-cell table:style-name="Tableau7.A1" office:value-type="string">
            <text:p text:style-name="P68">Version</text:p>
          </table:table-cell>
        </table:table-row>
        <table:table-row table:style-name="Tableau7.2">
          <table:table-cell table:style-name="Tableau7.A2" office:value-type="string">
            <text:p text:style-name="P29">Yan K</text:p>
          </table:table-cell>
          <table:table-cell table:style-name="Tableau7.B2" office:value-type="string">
            <text:p text:style-name="P23"><text:span text:style-name="T36">05</text:span>/<text:span text:style-name="T36">02</text:span>/<text:span text:style-name="T36">2019</text:span></text:p>
          </table:table-cell>
          <table:table-cell table:style-name="Tableau7.C2" office:value-type="string">
            <text:p text:style-name="P22">Création du document</text:p>
          </table:table-cell>
          <table:table-cell table:style-name="Tableau7.D2" office:value-type="string">
            <text:p text:style-name="P29">1.0</text:p>
          </table:table-cell>
        </table:table-row>
        <table:table-row table:style-name="Tableau7.2">
          <table:table-cell table:style-name="Tableau7.A5" office:value-type="string">
            <text:p text:style-name="P23"/>
          </table:table-cell>
          <table:table-cell table:style-name="Tableau7.B5" office:value-type="string">
            <text:p text:style-name="P23"/>
          </table:table-cell>
          <table:table-cell table:style-name="Tableau7.C5" office:value-type="string">
            <text:p text:style-name="P22"/>
          </table:table-cell>
          <table:table-cell table:style-name="Tableau7.D5" office:value-type="string">
            <text:p text:style-name="P23"/>
          </table:table-cell>
        </table:table-row>
        <table:table-row table:style-name="Tableau7.2">
          <table:table-cell table:style-name="Tableau7.A5" office:value-type="string">
            <text:p text:style-name="P23"/>
          </table:table-cell>
          <table:table-cell table:style-name="Tableau7.B5" office:value-type="string">
            <text:p text:style-name="P23"/>
          </table:table-cell>
          <table:table-cell table:style-name="Tableau7.C5" office:value-type="string">
            <text:p text:style-name="P22"/>
          </table:table-cell>
          <table:table-cell table:style-name="Tableau7.D5" office:value-type="string">
            <text:p text:style-name="P23"/>
          </table:table-cell>
        </table:table-row>
        <table:table-row table:style-name="Tableau7.2">
          <table:table-cell table:style-name="Tableau7.A5" office:value-type="string">
            <text:p text:style-name="P23"/>
          </table:table-cell>
          <table:table-cell table:style-name="Tableau7.B5" office:value-type="string">
            <text:p text:style-name="P23"/>
          </table:table-cell>
          <table:table-cell table:style-name="Tableau7.C5" office:value-type="string">
            <text:p text:style-name="P22"/>
          </table:table-cell>
          <table:table-cell table:style-name="Tableau7.D5" office:value-type="string">
            <text:p text:style-name="P23"/>
          </table:table-cell>
        </table:table-row>
      </table:table>
      <text:p text:style-name="P70"/>
      <text:p text:style-name="P55"/>
      <text:h text:style-name="P94" text:outline-level="1">Introduction</text:h>
      <text:h text:style-name="P106" text:outline-level="2">Objet du document</text:h>
      <text:p text:style-name="P36">Le présent document constitue le <text:span text:style-name="T13">dossier d’exploitation </text:span>de l'application <text:span text:style-name="T26">LPDM (La Place Du Marché).</text:span></text:p>
      <text:p text:style-name="P37">Objectif du document...</text:p>
      <text:h text:style-name="P106" text:outline-level="2">Références</text:h>
      <text:p text:style-name="P36">Pour de plus amples informations, se référer :</text:p>
      <text:list xml:id="list431774038" text:style-name="L2">
        <text:list-item>
          <text:p text:style-name="P74">Dossier de <text:span text:style-name="T12">conception</text:span> technique de l'application</text:p>
        </text:list-item>
        <text:list-item>
          <text:p text:style-name="P75">Dossier de conception fonctionnelle de l’application</text:p>
        </text:list-item>
        <text:list-item>
          <text:p text:style-name="P75">Code source de l’application</text:p>
        </text:list-item>
      </text:list>
      <text:h text:style-name="P95" text:outline-level="1">Pré-requis</text:h>
      <text:h text:style-name="P106" text:outline-level="2">Système</text:h>
      <text:h text:style-name="P109" text:outline-level="3">Serveur de Base de données</text:h>
      <text:p text:style-name="P46">L’application dans sa globalité repose sur une architecture micro-service et nécessite <text:span text:style-name="T27">7</text:span> serveurs de base de données intimement liés à cha<text:span text:style-name="T27">que micro-service</text:span>.</text:p>
      <text:h text:style-name="P98" text:outline-level="4">Caractéristiques techniques</text:h>
      <text:p text:style-name="P47">Les différents serveurs de bases de données reposent sur des systèmes de gestion de base de données relationnelles PostgreSQL comme suit:</text:p>
      <text:list xml:id="list566417128" text:style-name="L3">
        <text:list-item>
          <text:p text:style-name="P76">L’ensemble des système de gestion <text:span text:style-name="T43">utilisent</text:span> la version 11 de PostgreSQL</text:p>
        </text:list-item>
        <text:list-item>
          <text:p text:style-name="P76">Chaque serveur de base de données est exécuté de façon autonome dans un conteneur Docker ayant pour base système une distribution Linux Alpine. <text:s/></text:p>
        </text:list-item>
        <text:list-item>
          <text:p text:style-name="P87"><text:span text:style-name="T23">Chaque conteneur Docker exécutant un serveur de base de données se voit associé à un volume de données </text:span><text:span text:style-name="T24">qui lui est propre, afin de persister le contenu des données si un conteneur est stoppé dans son exécution.</text:span></text:p>
        </text:list-item>
        <text:list-item>
          <text:p text:style-name="P88"><text:span text:style-name="T24">A</text:span><text:span text:style-name="T23">fin que les communications puissent correctement s’effectuer, chaque conteneur exécutant un serveur de base de données </text:span><text:span text:style-name="T25">exposent</text:span><text:span text:style-name="T23"> un port différent. </text:span></text:p>
        </text:list-item>
      </text:list>
      <text:h text:style-name="P101" text:outline-level="4">Bases de données liées à un micro-service</text:h>
      <text:p text:style-name="P57">Le <text:span text:style-name="T27">liste</text:span> ci-dessous énumère les différentes base de données nécessaires au bon fonctionnement de l’application, associées au micro-service auquel elles sont rattachée :</text:p>
      <text:list xml:id="list2630799982" text:style-name="L4">
        <text:list-item>
          <text:p text:style-name="P89">DB Auth → micro-service à l’authentification</text:p>
        </text:list-item>
        <text:list-item>
          <text:p text:style-name="P89">DB Order → micro-service dédié aux commandes</text:p>
        </text:list-item>
        <text:list-item>
          <text:p text:style-name="P89">DB Product <text:s/>→ micro-service aux produits</text:p>
        </text:list-item>
        <text:list-item>
          <text:p text:style-name="P89">DB Stock → micro-service dédié aux stocks de produits</text:p>
        </text:list-item>
        <text:list-item>
          <text:p text:style-name="P89">DB Location → micro-service dédié à la gestion des adresses</text:p>
        </text:list-item>
        <text:list-item>
          <text:p text:style-name="P89">DB Store → micro-service dédié au magasins</text:p>
        </text:list-item>
        <text:list-item>
          <text:p text:style-name="P89">DB Storage → micro-service dédié à l’enregistrement de fichiers</text:p>
        </text:list-item>
      </text:list>
      <text:h text:style-name="P102" text:outline-level="4">Sécurité</text:h>
      <text:p text:style-name="P58">Pour que chaque micro-service puisse être autorisé à communiquer avec la base de données auquel il est rattaché, des identifiants de connexion sont stockés dans des fichiers de propriétés. Afin de ne pas exposer sur le réseau les identifiants de connexion aux base de données, ces derniers sont chiffrés via la bibliothèque Java Jasypt avec une clé de chiffrement. Cette clé doit être passé en tant que variable d’environnement lors de l’exécution du conteneur d’un micro-service pour que le data-source puisse être correctement lu par l’application et transmis à l’API JDBC. <text:s text:c="3"/></text:p>
      <text:h text:style-name="P109" text:outline-level="3"><text:soft-page-break/>Serveur Web</text:h>
      <text:p text:style-name="P50">Chaque micro-service composant l’application s’exécute sur un serveur d’application Apache Tomcat <text:span text:style-name="T28">9.0.13 et expose un port de communication différent qui lui est propre.<text:line-break/></text:span></text:p>
      <text:p text:style-name="P51">Chaque micro-service communique via une API Rest et donc seules des données de contenu de <text:span text:style-name="T43">type</text:span> MIME text/plain transitent au sein de l’application, à l’exception de deux micro-service :<text:line-break/></text:p>
      <text:list xml:id="list3035396244" text:style-name="L5">
        <text:list-item>
          <text:p text:style-name="P80">le micro-service des commandes produit, lors de la génération de facture, un MIME application/octet-stream afin de proposer le téléchargement d’un fichier PDF.</text:p>
        </text:list-item>
        <text:list-item>
          <text:p text:style-name="P80">le micro-service dédié au stockage de fichiers, traite également, en entrée, des données de type MIME application/octet-stream afin de récupérer des fichiers et de les persister.<text:line-break/></text:p>
        </text:list-item>
      </text:list>
      <text:p text:style-name="P52"/>
      <text:h text:style-name="P99" text:outline-level="4">Caractéristiques techniques</text:h>
      <text:p text:style-name="P48">L’application est hébergée sur un serveur dédié, <text:span text:style-name="T30">fournit par la société OVH via la marque Kimsufi, exécutant une distribution linux Ubuntu 18.04 LTS 64bits.<text:line-break/><text:line-break/>La configuration hardware du serveur propose un processeur </text:span>Intel i5-750 <text:span text:style-name="T30">4 coeurs / 4 threads, avec</text:span> 16Go DDR3 de mémoire vive <text:span text:style-name="T30">cadencés à 1333Mhz</text:span>, <text:span text:style-name="T30">2 To d’espace de stockage,</text:span> et une vitesse de transfert <text:span text:style-name="T30">de données atteignant </text:span>100Mbps.<text:span text:style-name="T30"><text:line-break/><text:line-break/>Le serveur DNS est configuré pour proposé</text:span> <text:span text:style-name="T30">un accès à l’application via </text:span>un nom de domaine (lpdm.kybox.fr).<text:line-break/><text:line-break/>L’ensemble des communications sont effectuées via le protocole TLS en HTTPS avec un certificat X.509 valide.</text:p>
      <text:p text:style-name="P48"/>
      <text:h text:style-name="P109" text:outline-level="3">Serveur de Fichiers</text:h>
      <text:p text:style-name="P49">Le micro-service « storage », qui permet le transfert et le stockage de fichiers, est indirectement lié à un serveur HTTP Apache 2 sur lequel il enregistre les différents fichiers et <text:span text:style-name="T29">stock en base de données leur adresse web.</text:span></text:p>
      <text:p text:style-name="P53">Le serveur HTTP Apache 2 permet également la redirection de sous-domaines vers des ports pointant sur <text:span text:style-name="T31">les</text:span> micro-service<text:span text:style-name="T31">s</text:span>. Ce<text:span text:style-name="T31">s</text:span> redirection<text:span text:style-name="T31">s</text:span> <text:span text:style-name="T31">ont</text:span> été mise<text:span text:style-name="T31">s</text:span> en place à des fins d’opérations de tests <text:span text:style-name="T31">et de vérifications</text:span> lors du développement de l’application, <text:span text:style-name="T31">et sont impérativement à désactiver lors de la mise en production de l’application.</text:span></text:p>
      <text:p text:style-name="P49"/>
      <text:p text:style-name="P49"/>
      <text:p text:style-name="P49"/>
      <text:p text:style-name="P49"/>
      <text:p text:style-name="P49"/>
      <text:p text:style-name="P49"/>
      <text:p text:style-name="P49"/>
      <text:p text:style-name="P49"><text:soft-page-break/></text:p>
      <text:h text:style-name="P106" text:outline-level="2">Bases de données</text:h>
      <text:p text:style-name="P36">Les bases de données et <text:span text:style-name="T38">schémas </text:span><text:span text:style-name="T39">SQL</text:span><text:span text:style-name="T37"> </text:span>suivants doivent être accessibles et à jour.</text:p>
      <text:p text:style-name="P36"/>
      <text:list xml:id="list2022374582" text:style-name="L6">
        <text:list-item>
          <text:p text:style-name="P81"><draw:frame text:anchor-type="paragraph" draw:z-index="3" draw:name="Forme1" draw:style-name="gr4" draw:text-style-name="P120" svg:width="17.633cm" svg:height="19.074cm" svg:x="-0.139cm" svg:y="0.787cm"><draw:text-box><text:p text:style-name="P119"><text:span text:style-name="T49">create table coupon</text:span></text:p><text:p text:style-name="P119"><text:span text:style-name="T49">(</text:span></text:p><text:p text:style-name="P119"><text:span text:style-name="T49"><text:s text:c="2"/></text:span><text:span text:style-name="T49">id serial not null constraint coupon_pkey primary key,</text:span></text:p><text:p text:style-name="P119"><text:span text:style-name="T49"><text:s text:c="2"/></text:span><text:span text:style-name="T49">active boolean default false not null,</text:span></text:p><text:p text:style-name="P119"><text:span text:style-name="T49"><text:s text:c="2"/></text:span><text:span text:style-name="T49">amount double precision not null,</text:span></text:p><text:p text:style-name="P119"><text:span text:style-name="T49"><text:s text:c="2"/></text:span><text:span text:style-name="T49">code varchar not null,</text:span></text:p><text:p text:style-name="P119"><text:span text:style-name="T49"><text:s text:c="2"/></text:span><text:span text:style-name="T49">description varchar(255)</text:span></text:p><text:p text:style-name="P119"><text:span text:style-name="T49">);</text:span></text:p><text:p text:style-name="P119"><text:span text:style-name="T49"/></text:p><text:p text:style-name="P119"><text:span text:style-name="T49">create table delivery</text:span></text:p><text:p text:style-name="P119"><text:span text:style-name="T49">(</text:span></text:p><text:p text:style-name="P119"><text:span text:style-name="T49"><text:s text:c="2"/></text:span><text:span text:style-name="T49">id serial not null constraint delivery_pkey primary key,</text:span></text:p><text:p text:style-name="P119"><text:span text:style-name="T49"><text:s text:c="2"/></text:span><text:span text:style-name="T49">method varchar(30) not null,</text:span></text:p><text:p text:style-name="P119"><text:span text:style-name="T49"><text:s text:c="2"/></text:span><text:span text:style-name="T49">amount double precision not null</text:span></text:p><text:p text:style-name="P119"><text:span text:style-name="T49">);</text:span></text:p><text:p text:style-name="P119"><text:span text:style-name="T49"/></text:p><text:p text:style-name="P119"><text:span text:style-name="T49">create table payment</text:span></text:p><text:p text:style-name="P119"><text:span text:style-name="T49">(</text:span></text:p><text:p text:style-name="P119"><text:span text:style-name="T49"><text:s text:c="2"/></text:span><text:span text:style-name="T49">id serial not null constraint payment_pkey primary key,</text:span></text:p><text:p text:style-name="P119"><text:span text:style-name="T49"><text:s text:c="2"/></text:span><text:span text:style-name="T49">label varchar(20) not null constraint uk_ijunsgo2jk9wmfavo2hyibdud unique</text:span></text:p><text:p text:style-name="P119"><text:span text:style-name="T49">);</text:span></text:p><text:p text:style-name="P119"><text:span text:style-name="T49"/></text:p><text:p text:style-name="P119"><text:span text:style-name="T49">create table "order"</text:span></text:p><text:p text:style-name="P119"><text:span text:style-name="T49">(</text:span></text:p><text:p text:style-name="P119"><text:span text:style-name="T49"><text:s text:c="2"/></text:span><text:span text:style-name="T49">id serial not null constraint order_pkey primary key,</text:span></text:p><text:p text:style-name="P119"><text:span text:style-name="T49"><text:s text:c="2"/></text:span><text:span text:style-name="T49">customer_id integer not null,</text:span></text:p><text:p text:style-name="P119"><text:span text:style-name="T49"><text:s text:c="2"/></text:span><text:span text:style-name="T49">order_date timestamp,</text:span></text:p><text:p text:style-name="P119"><text:span text:style-name="T49"><text:s text:c="2"/></text:span><text:span text:style-name="T49">status_id integer,</text:span></text:p><text:p text:style-name="P119"><text:span text:style-name="T49"><text:s text:c="2"/></text:span><text:span text:style-name="T49">store_id integer,</text:span></text:p><text:p text:style-name="P119"><text:span text:style-name="T49"><text:s text:c="2"/></text:span><text:span text:style-name="T49">total double precision,</text:span></text:p><text:p text:style-name="P119"><text:span text:style-name="T49"><text:s text:c="2"/></text:span><text:span text:style-name="T49">payment_id integer constraint fkal550jx92fbea8sry5q4siyn1 references payment,</text:span></text:p><text:p text:style-name="P119"><text:span text:style-name="T49"><text:s text:c="2"/></text:span><text:span text:style-name="T49">coupon integer constraint fkiv08ux3yuf76s37722or3c6j7 references coupon,</text:span></text:p><text:p text:style-name="P119"><text:span text:style-name="T49"><text:s text:c="2"/></text:span><text:span text:style-name="T49">delivery integer default 1 constraint fkt5bqfi3ksom90m3utcjsndqcs references delivery,</text:span></text:p><text:p text:style-name="P119"><text:span text:style-name="T49"><text:s text:c="2"/></text:span><text:span text:style-name="T49">tax_amount double precision</text:span></text:p><text:p text:style-name="P119"><text:span text:style-name="T49">);</text:span></text:p><text:p text:style-name="P119"><text:span text:style-name="T49"/></text:p><text:p text:style-name="P119"><text:span text:style-name="T49">create table ordered_product</text:span></text:p><text:p text:style-name="P119"><text:span text:style-name="T49">(</text:span></text:p><text:p text:style-name="P119"><text:span text:style-name="T49"><text:s text:c="2"/></text:span><text:span text:style-name="T49">id integer not null constraint ordered_product_pkey primary key,</text:span></text:p><text:p text:style-name="P119"><text:span text:style-name="T49"><text:s text:c="2"/></text:span><text:span text:style-name="T49">price double precision,</text:span></text:p><text:p text:style-name="P119"><text:span text:style-name="T49"><text:s text:c="2"/></text:span><text:span text:style-name="T49">product_id integer,</text:span></text:p><text:p text:style-name="P119"><text:span text:style-name="T49"><text:s text:c="2"/></text:span><text:span text:style-name="T49">quantity integer,</text:span></text:p><text:p text:style-name="P119"><text:span text:style-name="T49"><text:s text:c="2"/></text:span><text:span text:style-name="T49">order_id integer not null constraint fk684l0g7wdvypylqnc39jfjkld references "order",</text:span></text:p><text:p text:style-name="P119"><text:span text:style-name="T49"><text:s text:c="2"/></text:span><text:span text:style-name="T49">tax double precision default 5.5 not null</text:span></text:p><text:p text:style-name="P119"><text:span text:style-name="T49">);</text:span></text:p><text:p text:style-name="P119"><text:span text:style-name="T49"/></text:p><text:p text:style-name="P119"><text:span text:style-name="T49">create table invoice</text:span></text:p><text:p text:style-name="P119"><text:span text:style-name="T49">(</text:span></text:p><text:p text:style-name="P119"><text:span text:style-name="T49"><text:s text:c="2"/></text:span><text:span text:style-name="T49">id serial not null constraint invoice_pkey primary key,</text:span></text:p><text:p text:style-name="P119"><text:span text:style-name="T49"><text:s text:c="2"/></text:span><text:span text:style-name="T49">order_id integer not null constraint invoice_order_fk references "order",</text:span></text:p><text:p text:style-name="P119"><text:span text:style-name="T49"><text:s text:c="2"/></text:span><text:span text:style-name="T49">reference varchar(50) not null</text:span></text:p><text:p text:style-name="P119"><text:span text:style-name="T49">);</text:span></text:p></draw:text-box></draw:frame>Base de données liée au micro-service des commande<text:span text:style-name="T41">s</text:span> :<text:line-break/><text:line-break/><text:line-break/><text:soft-page-break/></text:p>
        </text:list-item>
        <text:list-item>
          <text:p text:style-name="P81"><draw:frame text:anchor-type="paragraph" draw:z-index="4" draw:name="Forme1" draw:style-name="gr5" draw:text-style-name="P120" svg:width="17.633cm" svg:height="2.283cm" svg:x="-0.139cm" svg:y="0.787cm"><draw:text-box><text:p text:style-name="P119"><text:span text:style-name="T49">create table store</text:span></text:p><text:p text:style-name="P119"><text:span text:style-name="T49">(</text:span></text:p><text:p text:style-name="P119"><text:span text:style-name="T49"><text:s text:c="2"/></text:span><text:span text:style-name="T49">id serial not null constraint store_pkey primary key,</text:span></text:p><text:p text:style-name="P119"><text:span text:style-name="T49"><text:s text:c="2"/></text:span><text:span text:style-name="T49">address_id integer not null,</text:span></text:p><text:p text:style-name="P119"><text:span text:style-name="T49"><text:s text:c="2"/></text:span><text:span text:style-name="T49">name varchar(50) not null</text:span></text:p><text:p text:style-name="P119"><text:span text:style-name="T49">);</text:span></text:p></draw:text-box></draw:frame>Base de donnée<text:span text:style-name="T42">s</text:span> liée au micro-service des magasins :<text:line-break/><text:line-break/></text:p>
        </text:list-item>
        <text:list-item>
          <text:p text:style-name="P82"><draw:frame text:anchor-type="paragraph" draw:z-index="5" draw:name="Forme1" draw:style-name="gr5" draw:text-style-name="P120" svg:width="17.633cm" svg:height="2.521cm" svg:x="-0.139cm" svg:y="0.787cm"><draw:text-box><text:p text:style-name="P119"><text:span text:style-name="T49">create table storage</text:span></text:p><text:p text:style-name="P119"><text:span text:style-name="T49">(</text:span></text:p><text:p text:style-name="P119"><text:span text:style-name="T49"><text:s text:c="2"/></text:span><text:span text:style-name="T49">id serial not null constraint storage_pkey primary key,</text:span></text:p><text:p text:style-name="P119"><text:span text:style-name="T49"><text:s text:c="2"/></text:span><text:span text:style-name="T49">file_type varchar(255) not null,</text:span></text:p><text:p text:style-name="P119"><text:span text:style-name="T49"><text:s text:c="2"/></text:span><text:span text:style-name="T49">owner integer not null,</text:span></text:p><text:p text:style-name="P119"><text:span text:style-name="T49"><text:s text:c="2"/></text:span><text:span text:style-name="T49">url varchar(255) not null</text:span></text:p><text:p text:style-name="P119"><text:span text:style-name="T49">);</text:span></text:p></draw:text-box></draw:frame>Base de données liée au micro-service du stockage de fichiers :<text:line-break/><text:line-break/></text:p>
        </text:list-item>
        <text:list-item>
          <text:p text:style-name="P82"><text:span text:style-name="T45">Base de données liée au micro-service d’authentification :</text:span><text:line-break/><text:line-break/></text:p>
        </text:list-item>
      </text:list>
      <text:p text:style-name="P56"/>
      <text:h text:style-name="P95" text:outline-level="1">Procédure de déploiement</text:h>
      <text:h text:style-name="P106" text:outline-level="2">Déploiement des <text:span text:style-name="T32">conteneurs</text:span></text:h>
      <text:h text:style-name="P110" text:outline-level="3">Bases de données</text:h>
      <text:p text:style-name="P54">Les conteneurs Docker de base de données doivent être déployés AVANT les conteneurs applicatifs.</text:p>
      <text:p text:style-name="P54">Chaque conteneur de base de données est associé à un fichier docker-compose décrivant les différents paramètres d’exécution, à savoir :</text:p>
      <text:list xml:id="list3133029465" text:style-name="L7">
        <text:list-item>
          <text:p text:style-name="P83">L<text:span text:style-name="T32">e nom de la base de données</text:span></text:p>
        </text:list-item>
        <text:list-item>
          <text:p text:style-name="P84">Le port exposé</text:p>
        </text:list-item>
        <text:list-item>
          <text:p text:style-name="P84">Les variables d’environnement indiquant le nom de la base de données, l’identifiant de connexion ainsi que le mot de passe</text:p>
        </text:list-item>
        <text:list-item>
          <text:p text:style-name="P84">Un nom d<text:span text:style-name="T43">u</text:span> conteneur</text:p>
        </text:list-item>
        <text:list-item>
          <text:p text:style-name="P84">Les chemin<text:span text:style-name="T43">s</text:span> vers les volumes associés (fichiers SQL et volume de persistance)</text:p>
        </text:list-item>
        <text:list-item>
          <text:p text:style-name="P84">Le nom d<text:span text:style-name="T43">u</text:span> réseau</text:p>
        </text:list-item>
        <text:list-item>
          <text:p text:style-name="P84">Le mode de redémarrage du conteneur</text:p>
          <text:p text:style-name="P84"/>
        </text:list-item>
      </text:list>
      <text:p text:style-name="P54">Exemple de fichier <text:span text:style-name="T33">docker-compose au format yml</text:span> :</text:p>
      <text:p text:style-name="P54"><draw:frame text:anchor-type="paragraph" draw:z-index="0" draw:name="Forme1" draw:style-name="gr1" draw:text-style-name="P117" svg:width="16.502cm" svg:height="9.125cm" svg:x="0.415cm" svg:y="0.258cm"><draw:text-box><text:p><text:span text:style-name="T46">version: '3.5'</text:span></text:p><text:p><text:span text:style-name="T46">services:</text:span></text:p><text:p><text:span text:style-name="T46"><text:s text:c="2"/></text:span><text:span text:style-name="T46">db-product:</text:span></text:p><text:p><text:span text:style-name="T46"><text:s text:c="4"/></text:span><text:span text:style-name="T46">image: postgres:11-alpine</text:span></text:p><text:p><text:span text:style-name="T46"><text:s text:c="4"/></text:span><text:span text:style-name="T46">ports:</text:span></text:p><text:p><text:span text:style-name="T46"><text:s text:c="6"/></text:span><text:span text:style-name="T46">- '28185:5432'</text:span></text:p><text:p><text:span text:style-name="T46"><text:s text:c="4"/></text:span><text:span text:style-name="T46">container_name: LPDM-ProductDB</text:span></text:p><text:p><text:span text:style-name="T46"><text:s text:c="4"/></text:span><text:span text:style-name="T46">environment:</text:span></text:p><text:p><text:span text:style-name="T46"><text:s text:c="6"/></text:span><text:span text:style-name="T46">POSTGRES_DB: db_product</text:span></text:p><text:p><text:span text:style-name="T46"><text:s text:c="6"/></text:span><text:span text:style-name="T46">POSTGRES_USER: usr_product</text:span></text:p><text:p><text:span text:style-name="T46"><text:s text:c="6"/></text:span><text:span text:style-name="T46">POSTGRES_PASSWORD: pwd_product</text:span></text:p><text:p><text:span text:style-name="T46"><text:s text:c="4"/></text:span><text:span text:style-name="T46">volumes:</text:span></text:p><text:p><text:span text:style-name="T46"><text:s text:c="6"/></text:span><text:span text:style-name="T46">- './sql:/docker-entrypoint-initdb.d'</text:span></text:p><text:p><text:span text:style-name="T46"><text:s text:c="6"/></text:span><text:span text:style-name="T46">- data:/var/lib/postgresql/data</text:span></text:p><text:p><text:span text:style-name="T46"><text:s text:c="4"/></text:span><text:span text:style-name="T46">restart: always</text:span></text:p><text:p><text:span text:style-name="T46"><text:s text:c="4"/></text:span><text:span text:style-name="T46">network_mode: bridge</text:span></text:p><text:p><text:span text:style-name="T46">volumes:</text:span></text:p><text:p><text:span text:style-name="T46"><text:s text:c="2"/></text:span><text:span text:style-name="T46">data:</text:span></text:p><text:p><text:span text:style-name="T47"/></text:p></draw:text-box></draw:frame></text:p>
      <text:p text:style-name="P54"/>
      <text:p text:style-name="P54"/>
      <text:h text:style-name="P114" text:outline-level="3"><text:soft-page-break/>Micro-services</text:h>
      <text:p text:style-name="P65">Les conteneurs Docker applicatifs des différents micro-services composant l’ensemble de l’application doivent être lancé dans un ordre particulier.<text:line-break/></text:p>
      <text:list xml:id="list1415131015" text:style-name="L8">
        <text:list-item>
          <text:p text:style-name="P90">Le premier conteneur à exécuter est celui du CloudConfig, qui permet de distribuer les différents fichiers de propriétés aux différents micro-services.</text:p>
        </text:list-item>
        <text:list-item>
          <text:p text:style-name="P90">Le second conteneur à exécuter doit être celui d’Eureka, permettant ensuite aux autre<text:span text:style-name="T34">s</text:span> micro-services de pouvoir s’enregistrer dans <text:span text:style-name="T34">l’annuaire</text:span>.</text:p>
        </text:list-item>
        <text:list-item>
          <text:p text:style-name="P90">Logiquement, le troisième micro-service à exécuter, doit être l’API Gateway Zuul. <text:span text:style-name="T34">C’est par ce micro-service que </text:span><text:span text:style-name="T40">toutes</text:span><text:span text:style-name="T34"> les communications internes à l’application doivent transiter. </text:span></text:p>
        </text:list-item>
        <text:list-item>
          <text:p text:style-name="P90">Une fois que les trois micro-services cités ci-dessus sont <text:span text:style-name="T34">exécutés</text:span>, l’ordre de lancement des autres applications <text:span text:style-name="T34">n’a aucune incidence</text:span>.</text:p>
        </text:list-item>
      </text:list>
      <text:p text:style-name="P61"/>
      <text:p text:style-name="P62">Chaque exécution d’un conteneur Docker applicatif doit renseigner les information suivante<text:span text:style-name="T44">s</text:span> :<text:line-break/></text:p>
      <text:list xml:id="list4257679861" text:style-name="L9">
        <text:list-item>
          <text:p text:style-name="P91">Nom de conteneurs</text:p>
        </text:list-item>
        <text:list-item>
          <text:p text:style-name="P91">Le port exposé</text:p>
        </text:list-item>
        <text:list-item>
          <text:p text:style-name="P91">Un lien privilégié avec le conteneur de base de données associé</text:p>
        </text:list-item>
        <text:list-item>
          <text:p text:style-name="P91">Le mode de redémarrage du conteneur</text:p>
        </text:list-item>
        <text:list-item>
          <text:p text:style-name="P91">L’indication de ne pas utiliser de mémoire swap pour de se prémunir des ralentissements et de crashs de type OOM s’en suivant</text:p>
        </text:list-item>
        <text:list-item>
          <text:p text:style-name="P91">Une variable d’environnement comprenant la clé de chiffrement afin de lire les propriétés sensibles</text:p>
        </text:list-item>
        <text:list-item>
          <text:p text:style-name="P91">L’image du conteneur identifié dans le Docker Hub</text:p>
          <text:p text:style-name="P91"/>
        </text:list-item>
      </text:list>
      <text:p text:style-name="P60">Exemple d’exécution d’un conteneur en ligne de commande :</text:p>
      <text:p text:style-name="P60"><draw:frame text:anchor-type="paragraph" draw:z-index="1" draw:name="Forme1" draw:style-name="gr2" draw:text-style-name="P117" svg:width="16.502cm" svg:height="4.343cm" svg:x="0.415cm" svg:y="0.258cm"><draw:text-box><text:p><text:span text:style-name="T46">docker run -d </text:span></text:p><text:p><text:span text:style-name="T46">--name LPDM-OrderMS </text:span></text:p><text:p><text:span text:style-name="T46">-p 28083:28083 </text:span></text:p><text:p><text:span text:style-name="T46">--link LPDM-OrderDB </text:span></text:p><text:p><text:span text:style-name="T46">--restart always </text:span></text:p><text:p><text:span text:style-name="T46">--memory-swappiness=0 <text:s/></text:span></text:p><text:p><text:span text:style-name="T46">-e 'JAVA_TOOL_OPTIONS=-Djasypt.encryptor.password=$KEY' vyjorg/lpdm-order:latest</text:span></text:p><text:p><text:span text:style-name="T47"/></text:p></draw:text-box></draw:frame></text:p>
      <text:p text:style-name="P59"/>
      <text:p text:style-name="P92">Note :</text:p>
      <text:p text:style-name="P92">Avec cette configuration, le conteneur n’est soumis à aucune limitation de mémoire.</text:p>
      <text:p text:style-name="P92">Après une étude sur la monté en charge de chaque conteneur, il serait pertinent de limiter la consommation de mémoire en l’indiquant au lancement du conteneur.</text:p>
      <text:p text:style-name="P59"/>
      <text:h text:style-name="P115" text:outline-level="3"><text:soft-page-break/><text:span text:style-name="T44">Intégration continue</text:span></text:h>
      <text:p text:style-name="P63">Les dépôts associés à chaque micro-service, contenant les sources du code, sont disponibles sur l’organisation GitHub à l’adresse internet <text:a xlink:type="simple" xlink:href="https://github.com/vyjorg" text:style-name="Internet_20_link" text:visited-style-name="Visited_20_Internet_20_Link">https://github.com/vyjorg</text:a></text:p>
      <text:p text:style-name="P63">C’est reposant sur cette organisation de dépôts qu’intervient le serveur d’automatisations Java, open source, Jenkins.</text:p>
      <text:p text:style-name="P64">Exemple d’un fichier Jenkinsfile utilisant le mode pipeline, situé à la racine d’un dépôt GitHub :</text:p>
      <text:p text:style-name="P64"/>
      <text:p text:style-name="P64"><draw:frame text:anchor-type="paragraph" draw:z-index="2" draw:name="Forme1" draw:style-name="gr3" draw:text-style-name="P118" svg:width="16.502cm" svg:height="18.821cm" svg:x="0.415cm" svg:y="0.099cm"><draw:text-box><text:p><text:span text:style-name="T48">pipeline {</text:span></text:p><text:p><text:span text:style-name="T48"><text:s text:c="2"/></text:span><text:span text:style-name="T48">agent any</text:span></text:p><text:p><text:span text:style-name="T48"><text:s text:c="4"/></text:span><text:span text:style-name="T48">tools { maven 'Apache Maven 3.5.2' }</text:span></text:p><text:p><text:span text:style-name="T48"><text:s text:c="4"/></text:span><text:span text:style-name="T48">environment { KEY = "" }</text:span></text:p><text:p><text:span text:style-name="T48"><text:s text:c="4"/></text:span><text:span text:style-name="T48">stages{</text:span></text:p><text:p><text:span text:style-name="T48"><text:s text:c="6"/></text:span><text:span text:style-name="T48">stage('Checkout') {</text:span></text:p><text:p><text:span text:style-name="T48"><text:s text:c="7"/></text:span><text:span text:style-name="T48">steps { git '</text:span><text:span text:style-name="T48"><text:a xlink:href="https://github.com/vyjorg/LPDM-Order" xlink:type="simple">https://github.com/vyjorg/LPDM-Order</text:a></text:span><text:span text:style-name="T48">' }</text:span></text:p><text:p><text:span text:style-name="T48"><text:s text:c="6"/></text:span><text:span text:style-name="T48">}</text:span></text:p><text:p><text:span text:style-name="T48"><text:s text:c="6"/></text:span><text:span text:style-name="T48">stage('Load Key') {</text:span></text:p><text:p><text:span text:style-name="T48"><text:s text:c="8"/></text:span><text:span text:style-name="T48">steps {</text:span></text:p><text:p><text:span text:style-name="T48"><text:s text:c="10"/></text:span><text:span text:style-name="T48">script {</text:span></text:p><text:p><text:span text:style-name="T48"><text:s text:c="12"/></text:span><text:span text:style-name="T48">configFileProvider([configFile(fileId: </text:span></text:p><text:p><text:span text:style-name="T48"><text:s text:c="12"/></text:span><text:span text:style-name="T48">'2bd4e734-a03f-4fce-9015-aca988614b4e', </text:span></text:p><text:p><text:span text:style-name="T48"><text:s text:c="12"/></text:span><text:span text:style-name="T48">targetLocation: 'lpdm.key')]) {</text:span></text:p><text:p><text:span text:style-name="T48"><text:s text:c="14"/></text:span><text:span text:style-name="T48">lpdm_keys = readJSON file: 'lpdm.key'</text:span></text:p><text:p><text:span text:style-name="T48"><text:s text:c="14"/></text:span><text:span text:style-name="T48">KEY = lpdm_keys.lpdm</text:span></text:p><text:p><text:span text:style-name="T48"><text:s text:c="12"/></text:span><text:span text:style-name="T48">}</text:span></text:p><text:p><text:span text:style-name="T48"><text:s text:c="10"/></text:span><text:span text:style-name="T48">}</text:span></text:p><text:p><text:span text:style-name="T48"><text:s text:c="8"/></text:span><text:span text:style-name="T48">}</text:span></text:p><text:p><text:span text:style-name="T48"><text:s text:c="6"/></text:span><text:span text:style-name="T48">}</text:span></text:p><text:p><text:span text:style-name="T48"><text:s text:c="6"/></text:span><text:span text:style-name="T48">stage('Tests') {</text:span></text:p><text:p><text:span text:style-name="T48"><text:s text:c="8"/></text:span><text:span text:style-name="T48">steps { sh 'mvn clean test' }</text:span></text:p><text:p><text:span text:style-name="T48"><text:s text:c="8"/></text:span><text:span text:style-name="T48">post {</text:span></text:p><text:p><text:span text:style-name="T48"><text:s text:c="10"/></text:span><text:span text:style-name="T48">always { junit 'target/surefire-reports/**/*.xml' }</text:span></text:p><text:p><text:span text:style-name="T48"><text:s text:c="10"/></text:span><text:span text:style-name="T48">failure { error 'The tests failed'}</text:span></text:p><text:p><text:span text:style-name="T48"><text:s text:c="8"/></text:span><text:span text:style-name="T48">}</text:span></text:p><text:p><text:span text:style-name="T48"><text:s text:c="6"/></text:span><text:span text:style-name="T48">}</text:span></text:p><text:p><text:span text:style-name="T48"><text:s text:c="6"/></text:span><text:span text:style-name="T48">stage('Push to DockerHub') {</text:span></text:p><text:p><text:span text:style-name="T48"><text:s text:c="8"/></text:span><text:span text:style-name="T48">steps { sh 'mvn clean package' }</text:span></text:p><text:p><text:span text:style-name="T48"><text:s text:c="6"/></text:span><text:span text:style-name="T48">}</text:span></text:p><text:p><text:span text:style-name="T48"><text:s text:c="6"/></text:span><text:span text:style-name="T48">stage('Deploy') {</text:span></text:p><text:p><text:span text:style-name="T48"><text:s text:c="8"/></text:span><text:span text:style-name="T48">steps {</text:span></text:p><text:p><text:span text:style-name="T48"><text:s text:c="10"/></text:span><text:span text:style-name="T48">sh "docker stop LPDM-OrderMS </text:span></text:p><text:p><text:span text:style-name="T48"><text:s text:c="14"/></text:span><text:span text:style-name="T48">|| true &amp;&amp; docker rm LPDM-OrderMS || true"</text:span></text:p><text:p><text:span text:style-name="T48"><text:s text:c="10"/></text:span><text:span text:style-name="T48">sh "docker pull vyjorg/lpdm-order:latest"</text:span></text:p><text:p><text:span text:style-name="T48"><text:s text:c="10"/></text:span><text:span text:style-name="T48">sh "docker run -d </text:span></text:p><text:p><text:span text:style-name="T48"><text:s text:c="14"/></text:span><text:span text:style-name="T48">--name LPDM-OrderMS</text:span></text:p><text:p><text:span text:style-name="T48"><text:s text:c="14"/></text:span><text:span text:style-name="T48">-p 28083:28083 </text:span></text:p><text:p><text:span text:style-name="T48"><text:s text:c="14"/></text:span><text:span text:style-name="T48">--link LPDM-OrderDB </text:span></text:p><text:p><text:span text:style-name="T48"><text:s text:c="14"/></text:span><text:span text:style-name="T48">--restart always </text:span></text:p><text:p><text:span text:style-name="T48"><text:s text:c="14"/></text:span><text:span text:style-name="T48">--memory-swappiness=0 <text:s/></text:span></text:p><text:p><text:span text:style-name="T48"><text:s text:c="14"/></text:span><text:span text:style-name="T48">-e 'JAVA_TOOL_OPTIONS=-Djasypt.encryptor.password=$KEY'</text:span></text:p><text:p><text:span text:style-name="T48"><text:s text:c="14"/></text:span><text:span text:style-name="T48">vyjorg/lpdm-order:latest"</text:span></text:p><text:p><text:span text:style-name="T48"><text:s text:c="8"/></text:span><text:span text:style-name="T48">}</text:span></text:p><text:p><text:span text:style-name="T48"><text:s text:c="6"/></text:span><text:span text:style-name="T48">}</text:span></text:p><text:p><text:span text:style-name="T48"><text:s text:c="3"/></text:span><text:span text:style-name="T48">}</text:span></text:p><text:p><text:span text:style-name="T48">}</text:span></text:p></draw:text-box></draw:frame></text:p>
      <text:p text:style-name="P64"><text:soft-page-break/></text:p>
      <text:p text:style-name="P64"/>
      <text:p text:style-name="P36"><text:span text:style-name="T15">Extraire l</text:span>'archive <text:span text:style-name="T7">XXX</text:span><text:span text:style-name="T6">.zip</text:span> dans le répertoire :</text:p>
      <text:p text:style-name="P71">/xxx/yyy</text:p>
      <text:p text:style-name="P36"><text:span text:style-name="T15">Positionner l</text:span>es droits d'exécution sur les scripts SH de lancement des batches.</text:p>
      <text:p text:style-name="P36">….</text:p>
      <text:h text:style-name="P109" text:outline-level="3">Variables d'environnement</text:h>
      <text:p text:style-name="P38">Voici les variables d'environnement reconnues par les batches de <text:span text:style-name="T14">l’application XXX :</text:span></text:p>
      <table:table table:name="Tableau2" table:style-name="Tableau2">
        <table:table-column table:style-name="Tableau2.A"/>
        <table:table-column table:style-name="Tableau2.B"/>
        <table:table-column table:style-name="Tableau2.C"/>
        <table:table-row>
          <table:table-cell table:style-name="Tableau2.A1" office:value-type="string">
            <text:p text:style-name="P68">Nom</text:p>
          </table:table-cell>
          <table:table-cell table:style-name="Tableau2.A1" office:value-type="string">
            <text:p text:style-name="P68">Obligatoire</text:p>
          </table:table-cell>
          <table:table-cell table:style-name="Tableau2.C1" office:value-type="string">
            <text:p text:style-name="P67">Description</text:p>
          </table:table-cell>
        </table:table-row>
        <table:table-row>
          <table:table-cell table:style-name="Tableau2.A3" office:value-type="string">
            <text:p text:style-name="P25">XXX_HOME</text:p>
          </table:table-cell>
          <table:table-cell table:style-name="Tableau2.B3" office:value-type="string">
            <text:p text:style-name="P24">non</text:p>
          </table:table-cell>
          <table:table-cell table:style-name="Tableau2.C3" office:value-type="string">
            <text:p text:style-name="P27">Répertoire racine d<text:span text:style-name="T16">e l’installation de l’application</text:span></text:p>
          </table:table-cell>
        </table:table-row>
        <table:table-row>
          <table:table-cell table:style-name="Tableau2.A3" office:value-type="string">
            <text:p text:style-name="P25"/>
          </table:table-cell>
          <table:table-cell table:style-name="Tableau2.B3" office:value-type="string">
            <text:p text:style-name="P24"/>
          </table:table-cell>
          <table:table-cell table:style-name="Tableau2.C3" office:value-type="string">
            <text:p text:style-name="P27"/>
          </table:table-cell>
        </table:table-row>
      </table:table>
      <text:p text:style-name="P38"/>
      <text:p text:style-name="P39">Définissez les variables d’environnement nécessaires <text:span text:style-name="T17">comme ceci...</text:span></text:p>
      <text:p text:style-name="P39">...</text:p>
      <text:h text:style-name="P109" text:outline-level="3">Configuration</text:h>
      <text:p text:style-name="P36">Voici les différents fichiers de configuration :</text:p>
      <text:list xml:id="list402087167" text:style-name="L10">
        <text:list-item>
          <text:p text:style-name="P85"><text:span text:style-name="T8">xxx.yyy</text:span> : fichier de configuration des logs</text:p>
        </text:list-item>
        <text:list-item>
          <text:p text:style-name="P85"><text:span text:style-name="T8">zzz</text:span><text:span text:style-name="T6">.</text:span><text:span text:style-name="T8">ttt</text:span> : fichier de configuration de l'application...</text:p>
        </text:list-item>
        <text:list-item>
          <text:p text:style-name="P85"><text:span text:style-name="T8">aaa</text:span> : <text:span text:style-name="T10">fichier de configuration de la </text:span><text:span text:style-name="T11">ressources XXX</text:span></text:p>
        </text:list-item>
        <text:list-item>
          <text:p text:style-name="P77">...</text:p>
        </text:list-item>
        <text:list-item>
          <text:p text:style-name="P78"/>
        </text:list-item>
      </text:list>
      <text:h text:style-name="P98" text:outline-level="4">Fichier <text:span text:style-name="T17">xxx</text:span>.<text:span text:style-name="T17">yyy</text:span></text:h>
      <text:p text:style-name="P36">…</text:p>
      <text:h text:style-name="P98" text:outline-level="4">Fichier <text:span text:style-name="T17">zzz</text:span>.<text:span text:style-name="T17">ttt</text:span></text:h>
      <text:p text:style-name="P36">...</text:p>
      <text:h text:style-name="P98" text:outline-level="4">Fichier ...</text:h>
      <text:p text:style-name="P36"/>
      <text:h text:style-name="P111" text:outline-level="3">Ressources</text:h>
      <text:p text:style-name="P40">...</text:p>
      <text:h text:style-name="P109" text:outline-level="3"><text:soft-page-break/>Vérifications</text:h>
      <text:p text:style-name="P41">Afin de vérifier le bon déploiement des batches, faire ceci…</text:p>
      <text:p text:style-name="P41"/>
      <text:h text:style-name="P108" text:outline-level="2">Déploiement de l'Application Web</text:h>
      <text:h text:style-name="P109" text:outline-level="3">Artefacts</text:h>
      <text:p text:style-name="P36">...</text:p>
      <text:h text:style-name="P109" text:outline-level="3">Environnement de l’application web</text:h>
      <text:h text:style-name="P98" text:outline-level="4">Variables <text:span text:style-name="T20">d’environnement</text:span></text:h>
      <text:p text:style-name="P38">Le serveur d'application JOnAS doit être exécuté avec la variable d'environnement suivante définie au démarrage. Elle est nécessaire afin de récupérer le répertoire contenant les fichiers de configuration de l'application :</text:p>
      <text:p text:style-name="P72">-D<text:span text:style-name="T20">com</text:span>.<text:span text:style-name="T20">ocpizza.apps</text:span>.conf=$home_application_conf_directory</text:p>
      <text:p text:style-name="P38"/>
      <text:p text:style-name="P38">INFO : il ne faut pas mettre de « / » à la fin de la valeur de la variable et ne pas utiliser d'espace dans le chemin.</text:p>
      <text:h text:style-name="P112" text:outline-level="3">Répertoire de configuration applicatif</text:h>
      <text:p text:style-name="P38">Le répertoire de configuration applicatif doit être créé sur le <text:span text:style-name="T20">système de fichier</text:span> et définit de la façon suivante :</text:p>
      <text:p text:style-name="P72">$home_application_conf_directory/<text:span text:style-name="T20">applicationX</text:span></text:p>
      <text:p text:style-name="P36">… <text:span text:style-name="T21">fichiers de configuration… :</text:span></text:p>
      <text:list xml:id="list1137918117" text:style-name="L11">
        <text:list-item>
          <text:p text:style-name="P86">...</text:p>
        </text:list-item>
      </text:list>
      <text:h text:style-name="P100" text:outline-level="4">Fichier <text:span text:style-name="T17">xxx</text:span>.<text:span text:style-name="T17">yyy</text:span></text:h>
      <text:p text:style-name="P36">...</text:p>
      <text:h text:style-name="P112" text:outline-level="3">Data<text:span text:style-name="T20">S</text:span>ources</text:h>
      <text:p text:style-name="P43">Les accès aux bases de données doivent se configurer à l'aide des fichiers…</text:p>
      <text:p text:style-name="P43"/>
      <text:p text:style-name="P44">Le fichier de drivers <text:span text:style-name="T9">postgresql</text:span><text:span text:style-name="T6"> (</text:span><text:span text:style-name="T9">postgresql</text:span><text:span text:style-name="T6">-</text:span><text:span text:style-name="T9">9</text:span><text:span text:style-name="T6">.2.</text:span><text:span text:style-name="T9">x</text:span><text:span text:style-name="T6">.)</text:span> doit être déposé dans le répertoire :</text:p>
      <text:p text:style-name="P72">$home_<text:span text:style-name="T20">server</text:span>/lib/ext</text:p>
      <text:p text:style-name="P36">...</text:p>
      <text:h text:style-name="P112" text:outline-level="3">Ressources</text:h>
      <text:p text:style-name="P38">...</text:p>
      <text:h text:style-name="P113" text:outline-level="3"><text:soft-page-break/>Vérifications</text:h>
      <text:p text:style-name="P42">Afin de vérifier le bon déploiement de <text:span text:style-name="T22">l’application</text:span>, faire ceci…</text:p>
      <text:p text:style-name="P42"/>
      <text:h text:style-name="P96" text:outline-level="1">Procédure de démarrage / arrêt</text:h>
      <text:h text:style-name="P106" text:outline-level="2">Base de données</text:h>
      <text:p text:style-name="P36"/>
      <text:h text:style-name="P106" text:outline-level="2">Batches</text:h>
      <text:p text:style-name="P36"/>
      <text:h text:style-name="P106" text:outline-level="2">Application web</text:h>
      <text:h text:style-name="P94" text:outline-level="1">Procédure de mise à jour</text:h>
      <text:h text:style-name="P106" text:outline-level="2"><text:span text:style-name="T19">B</text:span>ase de données</text:h>
      <text:p text:style-name="P36"/>
      <text:h text:style-name="P106" text:outline-level="2"><text:span text:style-name="T19">B</text:span>atches</text:h>
      <text:p text:style-name="P36"/>
      <text:h text:style-name="P106" text:outline-level="2"><text:span text:style-name="T19">A</text:span>pplication web</text:h>
      <text:h text:style-name="P94" text:outline-level="1"><text:span text:style-name="T18">Supervision</text:span>/Monitoring</text:h>
      <text:h text:style-name="P107" text:outline-level="2"><text:span text:style-name="T18">Supervision</text:span> de l’application web</text:h>
      <text:p text:style-name="P45">Afin de tester que l’application web est toujours fonctionnelles, faire ceci…</text:p>
      <text:p text:style-name="P45"/>
      <text:h text:style-name="P94" text:outline-level="1">Procédure de sauvegarde <text:span text:style-name="T18">et restauration</text:span></text:h>
      <text:p text:style-name="P36"/>
      <text:h text:style-name="P94" text:outline-level="1">Glossaire</text:h>
      <table:table table:name="Tableau1" table:style-name="Tableau1">
        <table:table-column table:style-name="Tableau1.A"/>
        <table:table-column table:style-name="Tableau1.B"/>
        <table:table-row>
          <table:table-cell table:style-name="Tableau1.A1" office:value-type="string">
            <text:p text:style-name="P28"/>
          </table:table-cell>
          <table:table-cell table:style-name="Tableau1.B1" office:value-type="string">
            <text:p text:style-name="P26"/>
          </table:table-cell>
        </table:table-row>
        <table:table-row>
          <table:table-cell table:style-name="Tableau1.A2" office:value-type="string">
            <text:p text:style-name="P28"/>
          </table:table-cell>
          <table:table-cell table:style-name="Tableau1.B2" office:value-type="string">
            <text:p text:style-name="P26"/>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Monospace" svg:font-family="Monospace" style:font-pitch="fixed"/>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background-color="#ffffff"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loext:graphic-properties draw:fill="solid" draw:fill-color="#ffffff"/>
      <style:paragraph-properties fo:background-color="#ffffff" text:number-lines="false" text:line-number="0" style:writing-mode="page"/>
      <style:text-properties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family="'DejaVu Sans'" style:font-style-name="Gras" style:font-family-generic="swiss" style:font-pitch="variable" fo:font-size="10pt" fo:font-weight="bold" style:font-size-asian="10.5pt"/>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top="0.621cm" fo:margin-bottom="0.21cm" loext:contextual-spacing="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master-page-name="">
      <loext:graphic-properties draw:fill="solid" draw:fill-color="#ffffff"/>
      <style:paragraph-properties fo:margin-left="0cm" fo:margin-right="0cm" fo:margin-top="0cm" fo:margin-bottom="0.499cm" loext:contextual-spacing="false" fo:text-align="center" style:justify-single-word="false" fo:text-indent="0cm" style:auto-text-indent="false" style:page-number="auto" fo:background-color="#ffffff" style:shadow="none" text:number-lines="false" text:line-number="0" style:writing-mode="page"/>
      <style:text-properties fo:font-variant="small-caps" fo:color="#000000" fo:background-color="#ffffff" style:font-size-asian="10.5pt"/>
    </style:style>
    <style:style style:name="Contents_20_1" style:display-name="Contents 1" style:family="paragraph" style:parent-style-name="Index" style:class="index" style:master-page-name="">
      <loext:graphic-properties draw:fill="solid" draw:fill-color="#ffffff"/>
      <style:paragraph-properties fo:margin-left="0cm" fo:margin-right="0cm" fo:margin-top="0cm" fo:margin-bottom="0cm" loext:contextual-spacing="false" fo:text-indent="0cm" style:auto-text-indent="false" style:page-number="auto" fo:background-color="#ffffff"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loext:graphic-properties draw:fill="solid" draw:fill-color="#ffffff"/>
      <style:paragraph-properties fo:margin-left="0.499cm" fo:margin-right="0cm" fo:margin-top="0cm" fo:margin-bottom="0cm" loext:contextual-spacing="false" fo:text-indent="0cm" style:auto-text-indent="false" fo:background-color="#ffffff"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loext:graphic-properties draw:fill="solid" draw:fill-color="#ffffff"/>
      <style:paragraph-properties fo:margin-left="0.998cm" fo:margin-right="0cm" fo:margin-top="0cm" fo:margin-bottom="0cm" loext:contextual-spacing="false" fo:text-indent="0cm" style:auto-text-indent="false" fo:background-color="#ffffff"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tab-stops>
          <style:tab-stop style:position="2cm"/>
        </style:tab-stops>
      </style:paragraph-properties>
      <style:text-properties style:font-name="Droid Sans1" fo:font-family="'Droid Sans'" style:font-style-name="Italique" style:font-family-generic="swiss" style:font-pitch="variabl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loext:graphic-properties draw:fill="solid" draw:fill-color="#ffffff"/>
      <style:paragraph-properties fo:margin-left="1.498cm" fo:margin-right="0cm" fo:margin-top="0cm" fo:margin-bottom="0cm" loext:contextual-spacing="false" fo:text-indent="0cm" style:auto-text-indent="false" fo:background-color="#ffffff">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language="fr" fo:country="FR"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language="fr" fo:country="FR"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fo:language="fr" fo:country="FR" style:font-size-asian="8pt" style:font-size-complex="8pt"/>
    </style:style>
    <style:style style:name="MP4" style:family="paragraph" style:parent-style-name="Table_20_Contents">
      <style:paragraph-properties fo:text-align="center" style:justify-single-word="false"/>
      <style:text-properties fo:font-size="8pt" fo:language="fr" fo:country="FR" fo:font-style="italic" style:font-size-asian="8pt" style:font-style-asian="italic" style:font-size-complex="8pt" style:font-style-complex="italic"/>
    </style:style>
    <style:style style:name="MP5" style:family="paragraph" style:parent-style-name="Table_20_Contents">
      <style:text-properties fo:font-size="7pt" fo:language="fr" fo:country="FR"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fo:language="fr" fo:country="FR" style:font-size-asian="5.25pt" style:font-size-complex="6pt"/>
    </style:style>
    <style:style style:name="MP7" style:family="paragraph" style:parent-style-name="Standard">
      <style:text-properties fo:language="fr" fo:country="FR" officeooo:paragraph-rsid="00242b3f"/>
    </style:style>
    <style:style style:name="MP8" style:family="paragraph" style:parent-style-name="Frame_20_contents">
      <style:paragraph-properties fo:text-align="end" style:justify-single-word="false"/>
      <style:text-properties fo:language="fr" fo:country="FR" officeooo:paragraph-rsid="00242b3f"/>
    </style:style>
    <style:style style:name="MP9" style:family="paragraph" style:parent-style-name="Header">
      <style:text-properties fo:language="fr" fo:country="FR"/>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language="fr" fo:country="FR" fo:font-style="normal" fo:font-weight="bold" officeooo:rsid="00198a10" officeooo:paragraph-rsid="00242b3f" style:font-size-asian="10pt" style:font-style-asian="normal" style:font-size-complex="10pt" style:font-style-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language="fr" fo:country="FR" fo:font-style="normal" officeooo:paragraph-rsid="00242b3f" style:font-size-asian="8pt" style:font-style-asian="normal" style:font-size-complex="8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officeooo:rsid="001e75b9" officeooo:paragraph-rsid="00242b3f" style:font-size-asian="9pt" style:font-style-asian="normal" style:font-size-complex="9pt" style:font-style-complex="normal"/>
    </style:style>
    <style:style style:name="MP13"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paragraph-rsid="00242b3f" style:font-size-asian="9pt" style:font-style-asian="normal" style:font-weight-asian="normal" style:font-size-complex="9pt" style:font-style-complex="normal" style:font-weight-complex="normal"/>
    </style:style>
    <style:style style:name="MP14" style:family="paragraph" style:parent-style-name="Standard">
      <style:text-properties fo:font-size="2pt" fo:language="fr" fo:country="FR" officeooo:paragraph-rsid="00242b3f" style:font-size-asian="1.75pt" style:font-size-complex="2pt"/>
    </style:style>
    <style:style style:name="MP15" style:family="paragraph" style:parent-style-name="Standard">
      <style:paragraph-properties fo:text-align="center" style:justify-single-word="false" style:text-autospace="none"/>
      <style:text-properties style:use-window-font-color="true" style:font-name="Harabara1" fo:font-size="14pt" fo:language="fr" fo:country="FR" fo:font-style="normal" style:font-name-asian="Unknown" style:font-size-asian="14pt" style:font-style-asian="normal" style:font-name-complex="Unknown" style:font-size-complex="14pt" style:font-style-complex="normal"/>
    </style:style>
    <style:style style:name="MP16" style:family="paragraph" style:parent-style-name="Table_20_Contents">
      <style:paragraph-properties fo:text-align="center" style:justify-single-word="false"/>
      <style:text-properties style:font-name="DejaVu Sans2" fo:font-size="10pt" fo:language="fr" fo:country="FR" fo:font-weight="bold" style:font-size-asian="10pt" style:font-weight-asian="bold" style:font-size-complex="10pt" style:font-weight-complex="bold"/>
    </style:style>
    <style:style style:name="MP17" style:family="paragraph" style:parent-style-name="Table_20_Contents">
      <style:paragraph-properties fo:text-align="center" style:justify-single-word="false"/>
      <style:text-properties style:font-name="DejaVu Sans2" fo:font-size="10pt" fo:language="fr" fo:country="FR" style:font-size-asian="10pt" style:font-size-complex="10pt"/>
    </style:style>
    <style:style style:name="MP18" style:family="paragraph" style:parent-style-name="Table_20_Contents">
      <style:text-properties style:font-name="DejaVu Sans2" fo:font-size="10pt" fo:language="fr" fo:country="FR" style:font-size-asian="10pt" style:font-size-complex="10pt"/>
    </style:style>
    <style:style style:name="MP19" style:family="paragraph" style:parent-style-name="Standard">
      <style:text-properties fo:font-size="6pt" fo:language="fr" fo:country="FR" style:font-size-asian="5.25pt" style:font-size-complex="6pt"/>
    </style:style>
    <style:style style:name="MT1" style:family="text">
      <style:text-properties fo:color="#363636" style:font-name="Open Sans Condensed Light" fo:font-size="9pt" fo:font-weight="normal" officeooo:rsid="001b7e3f" style:font-size-asian="9pt" style:font-weight-asian="normal" style:font-size-complex="9pt" style:font-weight-complex="normal"/>
    </style:style>
    <style:style style:name="MT2" style:family="text">
      <style:text-properties fo:color="#363636" style:font-name="Open Sans Condensed Light" fo:font-size="9pt" fo:font-weight="normal" officeooo:rsid="0020a4c3" style:font-size-asian="9pt" style:font-weight-asian="normal" style:font-size-complex="9pt" style:font-weight-complex="normal"/>
    </style:style>
    <style:style style:name="MT3" style:family="text">
      <style:text-properties officeooo:rsid="001b7e3f"/>
    </style:style>
    <style:style style:name="MT4" style:family="text">
      <style:text-properties fo:color="#555555"/>
    </style:style>
    <style:style style:name="MT5" style:family="text">
      <style:text-properties fo:color="#96bf3c"/>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shadow="none" fo:background-color="#ffffff" draw:fill="solid" draw:fill-color="#ffffff" draw:opacity="100%"/>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LPDM</text:user-defined></text:p>
            </table:table-cell>
            <table:table-cell table:style-name="Tableau6.B1" office:value-type="string">
              <text:p text:style-name="MP2"><text:user-defined style:data-style-name="N0" text:name="Client">OpenclassRooms</text:user-defined></text:p>
              <text:p text:style-name="MP3"><text:user-defined style:data-style-name="N0" text:name="Projet">La place du marché</text:user-defined></text:p>
              <text:p text:style-name="MP4"><text:title>Dossier d'exploitation</text:title></text:p>
            </table:table-cell>
            <table:table-cell table:style-name="Tableau6.C1" office:value-type="string">
              <text:p text:style-name="MP5">Version : <text:user-defined style:data-style-name="N0" text:name="Version">1.0</text:user-defined></text:p>
              <text:p text:style-name="MP5">Date : <text:user-defined style:data-style-name="N36" text:name="Version_Date">05/02/2019</text:user-defined></text:p>
              <text:p text:style-name="MP5">Page : <text:page-number text:select-page="current">20</text:page-number><text:s/>/ <text:page-count>20</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lt;LogoClient&gt;</text:p>
            </table:table-cell>
            <table:table-cell table:style-name="Tableau4.A1" office:value-type="string">
              <text:p text:style-name="MP8">&lt;LogoEntreprise&gt;</text:p>
            </table:table-cell>
          </table:table-row>
        </table:table>
        <text:p text:style-name="MP9"/>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10"><text:user-defined style:data-style-name="N0" text:name="Entreprise">LPDM</text:user-defined></text:p>
            </table:table-cell>
            <table:table-cell table:style-name="Tableau5.A1" office:value-type="string">
              <text:p text:style-name="MP11"><text:span text:style-name="MT1">&lt;AdresseEntreprise&gt; – &lt;Téléphone&gt; – &lt;</text:span><text:span text:style-name="MT2">E</text:span><text:span text:style-name="MT1">mail&gt;</text:span></text:p>
            </table:table-cell>
          </table:table-row>
          <table:table-row table:style-name="Tableau5.2">
            <table:table-cell table:style-name="Tableau5.A1" office:value-type="string">
              <text:p text:style-name="MP12">&lt;siteWebEntreprise&gt;</text:p>
            </table:table-cell>
            <table:table-cell table:style-name="Tableau5.A1" office:value-type="string">
              <text:p text:style-name="MP13">S.A.R.L. au capital de 1 000,00 € enregistrée au RCS de <text:span text:style-name="MT3">Xxxx – </text:span>SIREN <text:span text:style-name="MT3">999</text:span> <text:span text:style-name="MT3">999</text:span> <text:span text:style-name="MT3">999 – </text:span>Code APE : 6202A</text:p>
            </table:table-cell>
          </table:table-row>
        </table:table>
        <text:p text:style-name="MP14"/>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5"><text:span text:style-name="MT4">open</text:span><text:span text:style-name="MT5">run</text:span></text:p>
            </table:table-cell>
            <table:table-cell table:style-name="Tableau9.B1" office:value-type="string">
              <text:p text:style-name="MP16">ORANGE</text:p>
              <text:p text:style-name="MP17">Proposition commerciale BDPV</text:p>
            </table:table-cell>
            <table:table-cell table:style-name="Tableau9.A1" office:value-type="string">
              <text:p text:style-name="MP18">Ref : PR2011-0016</text:p>
              <text:p text:style-name="MP18">Date : 14/03/2012</text:p>
              <text:p text:style-name="MP18">Page : <text:page-number text:select-page="current">0</text:page-number><text:s/>/ <text:page-count>20</text:page-count><text:s/></text:p>
            </table:table-cell>
          </table:table-row>
        </table:table>
        <text:p text:style-name="MP1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4:29:45.355181548</meta:creation-date>
    <meta:editing-duration>P0D</meta:editing-duration>
    <meta:editing-cycles>1</meta:editing-cycles>
    <meta:generator>LibreOffice/6.0.7.3$Windows_X86_64 LibreOffice_project/dc89aa7a9eabfd848af146d5086077aeed2ae4a5</meta:generator>
    <dc:title>Dossier d'exploitation</dc:title>
    <meta:document-statistic meta:table-count="8" meta:image-count="0" meta:object-count="0" meta:page-count="20" meta:paragraph-count="232" meta:word-count="1880" meta:character-count="11620" meta:non-whitespace-character-count="10031"/>
    <meta:user-defined meta:name="Auteur">Yann</meta:user-defined>
    <meta:user-defined meta:name="Auteur_Role">Etudiant développeur</meta:user-defined>
    <meta:user-defined meta:name="Client">OpenclassRooms</meta:user-defined>
    <meta:user-defined meta:name="Entreprise">LPDM</meta:user-defined>
    <meta:user-defined meta:name="Projet" meta:value-type="string">La place du marché</meta:user-defined>
    <meta:user-defined meta:name="Version" meta:value-type="string">1.0</meta:user-defined>
    <meta:user-defined meta:name="Version_Date" meta:value-type="date">2019-02-05</meta:user-defined>
  </office:meta>
</office:document-meta>
</file>